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183a4e" officeooo:paragraph-rsid="0001d969" style:font-size-asian="12pt" style:font-size-complex="12pt"/>
    </style:style>
    <style:style style:name="P3"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4"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5" style:family="paragraph" style:parent-style-name="Standard">
      <style:text-properties style:font-name="Ubuntu Light" fo:font-size="12pt" fo:language="es" fo:country="ES" fo:font-weight="normal" officeooo:rsid="00183a4e" officeooo:paragraph-rsid="00030ffd" style:font-size-asian="12pt" style:font-weight-asian="normal" style:font-size-complex="12pt" style:font-weight-complex="normal"/>
    </style:style>
    <style:style style:name="P6" style:family="paragraph" style:parent-style-name="Standard">
      <style:text-properties style:font-name="Ubuntu Light" fo:language="es" fo:country="ES" officeooo:rsid="00183a4e" officeooo:paragraph-rsid="0001d969"/>
    </style:style>
    <style:style style:name="P7" style:family="paragraph" style:parent-style-name="Standard">
      <style:text-properties style:font-name="Ubuntu Light" fo:language="es" fo:country="ES" officeooo:rsid="00183a4e" officeooo:paragraph-rsid="00030ffd"/>
    </style:style>
    <style:style style:name="P8" style:family="paragraph" style:parent-style-name="Standard">
      <style:text-properties style:font-name="Ubuntu Light" fo:language="es" fo:country="ES" fo:font-weight="bold" officeooo:rsid="00183a4e" officeooo:paragraph-rsid="00030ffd" style:font-weight-asian="bold" style:font-weight-complex="bold"/>
    </style:style>
    <style:style style:name="P9" style:family="paragraph" style:parent-style-name="Standard">
      <style:text-properties style:font-name="Ubuntu Light" fo:language="es" fo:country="ES" officeooo:rsid="006e172e" officeooo:paragraph-rsid="0001d969"/>
    </style:style>
    <style:style style:name="P10" style:family="paragraph" style:parent-style-name="Standard">
      <style:text-properties style:font-name="Ubuntu Light" fo:language="es" fo:country="ES" officeooo:rsid="006a1dbd" officeooo:paragraph-rsid="0001d969"/>
    </style:style>
    <style:style style:name="P11" style:family="paragraph" style:parent-style-name="Standard">
      <style:text-properties style:font-name="Ubuntu Light" fo:language="es" fo:country="ES" fo:font-weight="normal" officeooo:rsid="00183a4e" officeooo:paragraph-rsid="00030ffd" style:font-weight-asian="normal" style:font-weight-complex="normal"/>
    </style:style>
    <style:style style:name="P12" style:family="paragraph" style:parent-style-name="Standard">
      <style:text-properties style:font-name="Ubuntu Light1" fo:language="es" fo:country="ES" officeooo:rsid="00183a4e" officeooo:paragraph-rsid="000ae227"/>
    </style:style>
    <style:style style:name="P13" style:family="paragraph" style:parent-style-name="Standard">
      <style:text-properties style:font-name="Ubuntu Light1" fo:language="es" fo:country="ES" officeooo:rsid="00183a4e" officeooo:paragraph-rsid="000b047e"/>
    </style:style>
    <style:style style:name="P14" style:family="paragraph" style:parent-style-name="Standard">
      <style:text-properties style:font-name="Ubuntu Light1" fo:language="es" fo:country="ES" officeooo:rsid="001be317" officeooo:paragraph-rsid="000b047e"/>
    </style:style>
    <style:style style:name="P15" style:family="paragraph" style:parent-style-name="Standard">
      <style:text-properties style:font-name="Ubuntu Light1" fo:language="es" fo:country="ES" officeooo:rsid="0018f5ed" officeooo:paragraph-rsid="000b047e"/>
    </style:style>
    <style:style style:name="P16" style:family="paragraph" style:parent-style-name="Standard">
      <style:text-properties style:font-name="Ubuntu Light1" fo:language="es" fo:country="ES" officeooo:rsid="001a4256" officeooo:paragraph-rsid="000b047e"/>
    </style:style>
    <style:style style:name="P17" style:family="paragraph" style:parent-style-name="Standard">
      <style:text-properties style:font-name="Ubuntu Light1" fo:language="es" fo:country="ES" officeooo:rsid="001c796c" officeooo:paragraph-rsid="000b047e"/>
    </style:style>
    <style:style style:name="P18" style:family="paragraph" style:parent-style-name="Standard">
      <style:text-properties style:font-name="Ubuntu Light1" fo:language="es" fo:country="ES" officeooo:rsid="001d8e41" officeooo:paragraph-rsid="000b047e"/>
    </style:style>
    <style:style style:name="P19" style:family="paragraph" style:parent-style-name="Standard">
      <style:text-properties style:font-name="Ubuntu Light1" fo:language="es" fo:country="ES" officeooo:rsid="001eb7f6" officeooo:paragraph-rsid="000b047e"/>
    </style:style>
    <style:style style:name="P20" style:family="paragraph" style:parent-style-name="Standard">
      <style:text-properties style:font-name="Ubuntu Light1" fo:language="es" fo:country="ES" officeooo:rsid="00207815" officeooo:paragraph-rsid="000b047e"/>
    </style:style>
    <style:style style:name="P21" style:family="paragraph" style:parent-style-name="Standard">
      <style:text-properties style:font-name="Ubuntu Light1" fo:language="es" fo:country="ES" officeooo:rsid="00271cf7" officeooo:paragraph-rsid="000b047e"/>
    </style:style>
    <style:style style:name="P22" style:family="paragraph" style:parent-style-name="Standard">
      <style:text-properties style:font-name="Ubuntu Light1" fo:language="es" fo:country="ES" officeooo:rsid="0021ee7d" officeooo:paragraph-rsid="000b047e"/>
    </style:style>
    <style:style style:name="P23" style:family="paragraph" style:parent-style-name="Standard">
      <style:text-properties style:font-name="Ubuntu Light1" fo:language="es" fo:country="ES" officeooo:rsid="00426e30" officeooo:paragraph-rsid="000b047e"/>
    </style:style>
    <style:style style:name="P24" style:family="paragraph" style:parent-style-name="Standard">
      <style:text-properties style:font-name="Ubuntu Light1" fo:language="es" fo:country="ES" officeooo:rsid="00412ed1" officeooo:paragraph-rsid="000b047e"/>
    </style:style>
    <style:style style:name="P25" style:family="paragraph" style:parent-style-name="Standard">
      <style:text-properties style:font-name="Ubuntu Light1" fo:language="es" fo:country="ES" officeooo:rsid="0042feb5" officeooo:paragraph-rsid="000b047e"/>
    </style:style>
    <style:style style:name="P26" style:family="paragraph" style:parent-style-name="Standard">
      <style:text-properties style:font-name="Ubuntu Light1" fo:language="es" fo:country="ES" officeooo:rsid="0024e7c5" officeooo:paragraph-rsid="000b047e"/>
    </style:style>
    <style:style style:name="P27" style:family="paragraph" style:parent-style-name="Standard">
      <style:text-properties style:font-name="Ubuntu Light1" fo:language="es" fo:country="ES" officeooo:rsid="00283cc9" officeooo:paragraph-rsid="000b047e"/>
    </style:style>
    <style:style style:name="P28" style:family="paragraph" style:parent-style-name="Standard">
      <style:text-properties style:font-name="Ubuntu Light1" fo:language="es" fo:country="ES" officeooo:rsid="0029bc2d" officeooo:paragraph-rsid="000b047e"/>
    </style:style>
    <style:style style:name="P29" style:family="paragraph" style:parent-style-name="Standard">
      <style:text-properties style:font-name="Ubuntu Light1" fo:language="es" fo:country="ES" officeooo:rsid="002a2d78" officeooo:paragraph-rsid="000b047e"/>
    </style:style>
    <style:style style:name="P30" style:family="paragraph" style:parent-style-name="Standard">
      <style:text-properties style:font-name="Ubuntu Light1" fo:language="es" fo:country="ES" officeooo:rsid="002b4aa8" officeooo:paragraph-rsid="000b047e"/>
    </style:style>
    <style:style style:name="P31" style:family="paragraph" style:parent-style-name="Standard">
      <style:text-properties style:font-name="Ubuntu Light1" fo:language="es" fo:country="ES" officeooo:rsid="002c7778" officeooo:paragraph-rsid="000b047e"/>
    </style:style>
    <style:style style:name="P32" style:family="paragraph" style:parent-style-name="Standard">
      <style:text-properties style:font-name="Ubuntu Light1" fo:language="es" fo:country="ES" officeooo:rsid="002e6581" officeooo:paragraph-rsid="000b047e"/>
    </style:style>
    <style:style style:name="P33" style:family="paragraph" style:parent-style-name="Standard">
      <style:text-properties style:font-name="Ubuntu Light1" fo:language="es" fo:country="ES" officeooo:rsid="002f3e21" officeooo:paragraph-rsid="000b047e"/>
    </style:style>
    <style:style style:name="P34" style:family="paragraph" style:parent-style-name="Standard">
      <style:text-properties style:font-name="Ubuntu Light1" fo:language="es" fo:country="ES" officeooo:rsid="0036217d" officeooo:paragraph-rsid="000b047e"/>
    </style:style>
    <style:style style:name="P35" style:family="paragraph" style:parent-style-name="Standard">
      <style:text-properties style:font-name="Ubuntu Light1" fo:language="es" fo:country="ES" officeooo:rsid="00305c3f" officeooo:paragraph-rsid="000b047e"/>
    </style:style>
    <style:style style:name="P36" style:family="paragraph" style:parent-style-name="Standard">
      <style:text-properties style:font-name="Ubuntu Light1" fo:language="es" fo:country="ES" officeooo:rsid="00318381" officeooo:paragraph-rsid="000b047e"/>
    </style:style>
    <style:style style:name="P37" style:family="paragraph" style:parent-style-name="Standard">
      <style:text-properties style:font-name="Ubuntu Light1" fo:language="es" fo:country="ES" officeooo:rsid="0031f83e" officeooo:paragraph-rsid="000b047e"/>
    </style:style>
    <style:style style:name="P38" style:family="paragraph" style:parent-style-name="Standard">
      <style:text-properties style:font-name="Ubuntu Light1" fo:language="es" fo:country="ES" officeooo:rsid="00328a2b" officeooo:paragraph-rsid="000b047e"/>
    </style:style>
    <style:style style:name="P39" style:family="paragraph" style:parent-style-name="Standard">
      <style:text-properties style:font-name="Ubuntu Light1" fo:language="es" fo:country="ES" officeooo:rsid="00343042" officeooo:paragraph-rsid="000b047e"/>
    </style:style>
    <style:style style:name="P40" style:family="paragraph" style:parent-style-name="Standard">
      <style:text-properties style:font-name="Ubuntu Light1" fo:language="es" fo:country="ES" officeooo:rsid="00367290" officeooo:paragraph-rsid="000b047e"/>
    </style:style>
    <style:style style:name="P41" style:family="paragraph" style:parent-style-name="Standard">
      <style:text-properties style:font-name="Ubuntu Light1" fo:language="es" fo:country="ES" officeooo:rsid="003855a8" officeooo:paragraph-rsid="000b047e"/>
    </style:style>
    <style:style style:name="P42" style:family="paragraph" style:parent-style-name="Standard">
      <style:text-properties style:font-name="Ubuntu Light1" fo:language="es" fo:country="ES" officeooo:rsid="0039a102" officeooo:paragraph-rsid="000b047e"/>
    </style:style>
    <style:style style:name="P43" style:family="paragraph" style:parent-style-name="Standard">
      <style:text-properties style:font-name="Ubuntu Light1" fo:language="es" fo:country="ES" officeooo:rsid="0043ccf5" officeooo:paragraph-rsid="000b047e"/>
    </style:style>
    <style:style style:name="P44" style:family="paragraph" style:parent-style-name="Standard">
      <style:text-properties style:font-name="Ubuntu Light1" fo:language="es" fo:country="ES" officeooo:rsid="0039e79a" officeooo:paragraph-rsid="000b047e"/>
    </style:style>
    <style:style style:name="P45" style:family="paragraph" style:parent-style-name="Standard">
      <style:text-properties style:font-name="Ubuntu Light1" fo:language="es" fo:country="ES" officeooo:rsid="003d2986" officeooo:paragraph-rsid="000b047e"/>
    </style:style>
    <style:style style:name="P46" style:family="paragraph" style:parent-style-name="Standard">
      <style:text-properties style:font-name="Ubuntu Light1" fo:language="es" fo:country="ES" officeooo:rsid="003d333a" officeooo:paragraph-rsid="000b047e"/>
    </style:style>
    <style:style style:name="P47" style:family="paragraph" style:parent-style-name="Standard">
      <style:text-properties style:font-name="Ubuntu Light1" fo:language="es" fo:country="ES" officeooo:rsid="003e886b" officeooo:paragraph-rsid="000b047e"/>
    </style:style>
    <style:style style:name="P48" style:family="paragraph" style:parent-style-name="Standard">
      <style:text-properties style:font-name="Ubuntu Light1" fo:language="es" fo:country="ES" officeooo:rsid="00401663" officeooo:paragraph-rsid="000b047e"/>
    </style:style>
    <style:style style:name="P49" style:family="paragraph" style:parent-style-name="Standard">
      <style:text-properties style:font-name="Ubuntu Light1" fo:language="es" fo:country="ES" officeooo:rsid="003b8585" officeooo:paragraph-rsid="000b047e"/>
    </style:style>
    <style:style style:name="P50" style:family="paragraph" style:parent-style-name="Standard">
      <style:paragraph-properties fo:break-before="page"/>
      <style:text-properties style:font-name="Ubuntu Light1" fo:language="es" fo:country="ES" officeooo:rsid="0018f5ed" officeooo:paragraph-rsid="000b047e"/>
    </style:style>
    <style:style style:name="P51" style:family="paragraph" style:parent-style-name="Standard">
      <style:paragraph-properties fo:break-before="page"/>
      <style:text-properties style:font-name="Ubuntu Light1" fo:language="es" fo:country="ES" officeooo:rsid="001a4256" officeooo:paragraph-rsid="000b047e"/>
    </style:style>
    <style:style style:name="P52" style:family="paragraph" style:parent-style-name="Text_20_body">
      <style:text-properties style:font-name="Ubuntu Light" fo:language="es" fo:country="ES"/>
    </style:style>
    <style:style style:name="P53" style:family="paragraph" style:parent-style-name="Text_20_body">
      <style:text-properties style:font-name="Ubuntu Light" fo:language="es" fo:country="ES" officeooo:paragraph-rsid="0001d969"/>
    </style:style>
    <style:style style:name="P54" style:family="paragraph" style:parent-style-name="Text_20_body">
      <style:text-properties style:font-name="Ubuntu Light" fo:language="es" fo:country="ES" officeooo:rsid="0003ba32" officeooo:paragraph-rsid="0003ba32"/>
    </style:style>
    <style:style style:name="P55" style:family="paragraph" style:parent-style-name="Text_20_body">
      <style:text-properties style:font-name="Ubuntu Light" fo:font-size="12pt" fo:language="es" fo:country="ES" style:font-size-asian="12pt" style:font-size-complex="12pt"/>
    </style:style>
    <style:style style:name="P56" style:family="paragraph" style:parent-style-name="Text_20_body">
      <style:text-properties style:font-name="Ubuntu Light" fo:font-size="12pt" fo:language="es" fo:country="ES" officeooo:rsid="0001d969" officeooo:paragraph-rsid="0001d969" style:font-size-asian="12pt" style:font-size-complex="12pt"/>
    </style:style>
    <style:style style:name="P57" style:family="paragraph" style:parent-style-name="Text_20_body">
      <style:text-properties officeooo:rsid="000ae227" officeooo:paragraph-rsid="000ae227"/>
    </style:style>
    <style:style style:name="P58" style:family="paragraph" style:parent-style-name="Quotations">
      <style:text-properties style:font-name="Ubuntu Light" fo:font-size="12pt" fo:language="es" fo:country="ES" officeooo:paragraph-rsid="00030ffd" style:font-size-asian="12pt" style:font-size-complex="12pt"/>
    </style:style>
    <style:style style:name="P59" style:family="paragraph" style:parent-style-name="Quotations">
      <style:text-properties style:font-name="Ubuntu Light" fo:language="es" fo:country="ES"/>
    </style:style>
    <style:style style:name="P60" style:family="paragraph" style:parent-style-name="Quotations" style:master-page-name="">
      <loext:graphic-properties draw:fill="none"/>
      <style:paragraph-properties fo:margin-left="0in" fo:margin-right="0.3752in" fo:margin-top="0in" fo:margin-bottom="0.1965in" loext:contextual-spacing="false" fo:text-indent="0in" style:auto-text-indent="false" style:page-number="auto" fo:background-color="transparent"/>
      <style:text-properties style:font-name="Ubuntu Light" fo:font-size="12pt" fo:language="es" fo:country="ES" officeooo:paragraph-rsid="00030ffd" style:font-size-asian="12pt" style:font-size-complex="12pt"/>
    </style:style>
    <style:style style:name="P61" style:family="paragraph" style:parent-style-name="Quotations" style:master-page-name="">
      <loext:graphic-properties draw:fill="none"/>
      <style:paragraph-properties fo:margin-left="0in" fo:margin-right="0.3752in" fo:margin-top="0in" fo:margin-bottom="0.1965in" loext:contextual-spacing="false" fo:text-indent="0in" style:auto-text-indent="false" style:page-number="auto" fo:background-color="transparent"/>
      <style:text-properties style:font-name="Ubuntu Light" fo:font-size="12pt" fo:language="es" fo:country="ES" officeooo:rsid="00030ffd" officeooo:paragraph-rsid="00030ffd" style:font-size-asian="12pt" style:font-size-complex="12pt"/>
    </style:style>
    <style:style style:name="P62"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63" style:family="paragraph" style:parent-style-name="Standard">
      <style:text-properties style:font-name="Ubuntu Light" fo:font-size="12pt" fo:language="es" fo:country="ES" officeooo:rsid="000a187c" officeooo:paragraph-rsid="000ed084" style:font-size-asian="12pt" style:font-size-complex="12pt"/>
    </style:style>
    <style:style style:name="P64" style:family="paragraph" style:parent-style-name="Standard">
      <style:text-properties style:font-name="Ubuntu Light" fo:font-size="12pt" fo:language="es" fo:country="ES" officeooo:rsid="0001d969" officeooo:paragraph-rsid="0001d969" style:font-size-asian="12pt" style:font-size-complex="12pt"/>
    </style:style>
    <style:style style:name="P65" style:family="paragraph" style:parent-style-name="Standard">
      <style:text-properties style:font-name="Ubuntu Light" fo:font-size="12pt" fo:language="es" fo:country="ES" officeooo:rsid="000b503c" officeooo:paragraph-rsid="000ed084" style:font-size-asian="12pt" style:font-size-complex="12pt"/>
    </style:style>
    <style:style style:name="P66" style:family="paragraph" style:parent-style-name="Standard">
      <style:text-properties style:font-name="Ubuntu Light" fo:font-size="12pt" fo:language="es" fo:country="ES" officeooo:rsid="00183a4e" officeooo:paragraph-rsid="0001d969" style:font-size-asian="12pt" style:font-size-complex="12pt"/>
    </style:style>
    <style:style style:name="P67" style:family="paragraph" style:parent-style-name="Standard">
      <style:text-properties style:font-name="Ubuntu Light" fo:font-size="12pt" fo:language="es" fo:country="ES" officeooo:rsid="00183a4e" officeooo:paragraph-rsid="0011d08a" style:font-size-asian="12pt" style:font-size-complex="12pt"/>
    </style:style>
    <style:style style:name="P68" style:family="paragraph" style:parent-style-name="Standard">
      <style:text-properties style:font-name="Ubuntu Light" fo:font-size="12pt" fo:language="es" fo:country="ES" officeooo:rsid="00183a4e" officeooo:paragraph-rsid="001b470e" style:font-size-asian="12pt" style:font-size-complex="12pt"/>
    </style:style>
    <style:style style:name="P69" style:family="paragraph" style:parent-style-name="Standard">
      <style:text-properties style:font-name="Ubuntu Light" fo:font-size="12pt" fo:language="es" fo:country="ES" officeooo:rsid="0011d08a" officeooo:paragraph-rsid="0011d08a" style:font-size-asian="12pt" style:font-size-complex="12pt"/>
    </style:style>
    <style:style style:name="P70" style:family="paragraph" style:parent-style-name="Standard">
      <style:text-properties style:font-name="Ubuntu Light" fo:font-size="12pt" fo:language="es" fo:country="ES" officeooo:rsid="0054f32c" officeooo:paragraph-rsid="0001d969" style:font-size-asian="12pt" style:font-size-complex="12pt"/>
    </style:style>
    <style:style style:name="P71" style:family="paragraph" style:parent-style-name="Standard">
      <style:text-properties style:font-name="Ubuntu Light" fo:font-size="12pt" fo:language="es" fo:country="ES" officeooo:rsid="0058fae9" officeooo:paragraph-rsid="0001d969" style:font-size-asian="12pt" style:font-size-complex="12pt"/>
    </style:style>
    <style:style style:name="P72" style:family="paragraph" style:parent-style-name="Standard">
      <style:text-properties style:font-name="Ubuntu Light" fo:font-size="12pt" fo:language="es" fo:country="ES" officeooo:rsid="0017ea73" officeooo:paragraph-rsid="0017ea73" style:font-size-asian="12pt" style:font-size-complex="12pt"/>
    </style:style>
    <style:style style:name="P73" style:family="paragraph" style:parent-style-name="Standard">
      <style:text-properties style:font-name="Ubuntu Light" fo:font-size="12pt" fo:language="es" fo:country="ES" officeooo:rsid="001b470e" officeooo:paragraph-rsid="001b470e" style:font-size-asian="12pt" style:font-size-complex="12pt"/>
    </style:style>
    <style:style style:name="P74" style:family="paragraph" style:parent-style-name="Standard">
      <style:text-properties style:font-name="Ubuntu Light" fo:font-size="16pt" fo:language="es" fo:country="ES" officeooo:rsid="000b503c" officeooo:paragraph-rsid="0001d969" style:font-size-asian="16pt" style:font-size-complex="16pt"/>
    </style:style>
    <style:style style:name="P75" style:family="paragraph" style:parent-style-name="Standard">
      <style:text-properties style:font-name="Ubuntu Light" fo:font-size="16pt" fo:language="es" fo:country="ES" officeooo:rsid="00183a4e" officeooo:paragraph-rsid="0001d969" style:font-size-asian="16pt" style:font-size-complex="16pt"/>
    </style:style>
    <style:style style:name="P76" style:family="paragraph" style:parent-style-name="Standard">
      <style:text-properties style:font-name="Ubuntu Light" fo:font-size="16pt" fo:language="es" fo:country="ES" officeooo:rsid="0003ba32" officeooo:paragraph-rsid="000ae227" style:font-size-asian="16pt" style:font-size-complex="16pt"/>
    </style:style>
    <style:style style:name="P77" style:family="paragraph" style:parent-style-name="Standard">
      <style:text-properties style:font-name="Ubuntu Light" fo:font-size="16pt" fo:language="es" fo:country="ES" officeooo:rsid="0003ba32" officeooo:paragraph-rsid="000b047e" style:font-size-asian="16pt" style:font-size-complex="16pt"/>
    </style:style>
    <style:style style:name="P78" style:family="paragraph" style:parent-style-name="Standard">
      <style:text-properties style:font-name="Ubuntu Light" fo:font-size="16pt" fo:language="es" fo:country="ES" officeooo:rsid="000ae227" officeooo:paragraph-rsid="000b047e" style:font-size-asian="16pt" style:font-size-complex="16pt"/>
    </style:style>
    <style:style style:name="P79" style:family="paragraph" style:parent-style-name="Standard" style:list-style-name="">
      <style:text-properties style:font-name="Ubuntu Light1" fo:font-size="16pt" fo:language="es" fo:country="ES" officeooo:rsid="0018f5ed" officeooo:paragraph-rsid="000b047e" style:font-size-asian="16pt" style:font-size-complex="16pt"/>
    </style:style>
    <style:style style:name="P80" style:family="paragraph" style:parent-style-name="Text_20_body" style:list-style-name=""/>
    <style:style style:name="P81" style:family="paragraph" style:parent-style-name="Text_20_body">
      <style:text-properties style:font-name="Ubuntu Light" fo:font-size="16pt" fo:language="es" fo:country="ES" style:font-size-asian="16pt" style:font-size-complex="16pt"/>
    </style:style>
    <style:style style:name="P82" style:family="paragraph" style:parent-style-name="Text_20_body">
      <style:text-properties style:font-name="Ubuntu Light" fo:font-size="16pt" fo:language="es" fo:country="ES" officeooo:paragraph-rsid="0001d969" style:font-size-asian="16pt" style:font-size-complex="16pt"/>
    </style:style>
    <style:style style:name="P83" style:family="paragraph" style:parent-style-name="Text_20_body">
      <style:text-properties style:font-name="Ubuntu Light" fo:font-size="16pt" fo:language="es" fo:country="ES" officeooo:rsid="0001d969" officeooo:paragraph-rsid="0001d969" style:font-size-asian="16pt" style:font-size-complex="16pt"/>
    </style:style>
    <style:style style:name="P84" style:family="paragraph" style:parent-style-name="Text_20_body">
      <style:text-properties style:font-name="Ubuntu Light" fo:font-size="16pt" fo:language="es" fo:country="ES" officeooo:rsid="000ae227" officeooo:paragraph-rsid="000ae227" style:font-size-asian="16pt" style:font-size-complex="16pt"/>
    </style:style>
    <style:style style:name="P85" style:family="paragraph" style:parent-style-name="Text_20_body">
      <style:text-properties style:font-name="Ubuntu Light" fo:font-size="16pt" fo:language="es" fo:country="ES" officeooo:rsid="0003ba32" officeooo:paragraph-rsid="0003ba32" style:font-size-asian="16pt" style:font-size-complex="16pt"/>
    </style:style>
    <style:style style:name="P86" style:family="paragraph" style:parent-style-name="Text_20_body">
      <style:text-properties style:font-name="Ubuntu Light" fo:font-size="16pt" fo:language="es" fo:country="ES" officeooo:rsid="00095de5" officeooo:paragraph-rsid="000a173b" style:font-size-asian="16pt" style:font-size-complex="16pt"/>
    </style:style>
    <style:style style:name="P87" style:family="paragraph" style:parent-style-name="Text_20_body">
      <style:text-properties style:font-name="Ubuntu Light" fo:font-size="11pt" fo:language="es" fo:country="ES" style:font-size-asian="11pt" style:font-size-complex="11pt"/>
    </style:style>
    <style:style style:name="P88" style:family="paragraph" style:parent-style-name="Text_20_body" style:list-style-name="">
      <style:text-properties officeooo:rsid="000d2f77" officeooo:paragraph-rsid="000d2f77"/>
    </style:style>
    <style:style style:name="P89" style:family="paragraph" style:parent-style-name="Title">
      <style:text-properties officeooo:rsid="000c63f9"/>
    </style:style>
    <style:style style:name="P90" style:family="paragraph" style:parent-style-name="Heading_20_3">
      <style:text-properties style:font-name="Ubuntu Light" fo:font-size="12pt" fo:language="es" fo:country="ES" style:font-size-asian="12pt" style:font-size-complex="12pt"/>
    </style:style>
    <style:style style:name="P91" style:family="paragraph" style:parent-style-name="Heading_20_3">
      <style:text-properties style:font-name="Ubuntu Light" fo:language="es" fo:country="ES"/>
    </style:style>
    <style:style style:name="P92" style:family="paragraph" style:parent-style-name="Heading_20_3">
      <style:text-properties style:font-name="Ubuntu Light" officeooo:paragraph-rsid="000ae227"/>
    </style:style>
    <style:style style:name="P93" style:family="paragraph" style:parent-style-name="Heading_20_3">
      <style:text-properties style:font-name="Ubuntu Light" officeooo:paragraph-rsid="000a173b"/>
    </style:style>
    <style:style style:name="P94" style:family="paragraph" style:parent-style-name="Heading_20_3">
      <style:text-properties style:font-name="Ubuntu Light" officeooo:paragraph-rsid="000b047e"/>
    </style:style>
    <style:style style:name="P95" style:family="paragraph" style:parent-style-name="Heading_20_2">
      <style:text-properties style:font-name="Ubuntu Light" fo:font-size="16pt" fo:language="es" fo:country="ES" style:font-size-asian="16pt" style:font-size-complex="16pt"/>
    </style:style>
    <style:style style:name="P96" style:family="paragraph" style:parent-style-name="Heading_20_2">
      <style:text-properties style:font-name="Ubuntu Light" fo:font-size="16pt" fo:language="es" fo:country="ES" officeooo:paragraph-rsid="0001d969" style:font-size-asian="16pt" style:font-size-complex="16pt"/>
    </style:style>
    <style:style style:name="P97" style:family="paragraph" style:parent-style-name="Heading_20_2" style:list-style-name="">
      <style:text-properties style:font-name="Ubuntu Light" fo:font-size="16pt" fo:language="es" fo:country="ES" style:font-size-asian="16pt" style:font-size-complex="16pt"/>
    </style:style>
    <style:style style:name="P98" style:family="paragraph" style:parent-style-name="Heading_20_2" style:list-style-name="">
      <style:text-properties style:font-name="Ubuntu Light" fo:font-size="16pt" fo:language="es" fo:country="ES" officeooo:paragraph-rsid="0001d969" style:font-size-asian="16pt" style:font-size-complex="16pt"/>
    </style:style>
    <style:style style:name="P99" style:family="paragraph" style:parent-style-name="Heading_20_2">
      <style:text-properties style:font-name="Ubuntu Light" fo:font-size="16pt" fo:language="es" fo:country="ES" officeooo:rsid="0001d969" officeooo:paragraph-rsid="0001d969" style:font-size-asian="16pt" style:font-size-complex="16pt"/>
    </style:style>
    <style:style style:name="P100"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101" style:family="paragraph" style:parent-style-name="Heading_20_2">
      <style:text-properties style:font-name="Ubuntu Light" fo:font-size="16pt" fo:language="es" fo:country="ES" officeooo:paragraph-rsid="0003ba32" style:font-size-asian="16pt" style:font-size-complex="16pt"/>
    </style:style>
    <style:style style:name="P102" style:family="paragraph" style:parent-style-name="Heading_20_2">
      <style:text-properties style:font-name="Ubuntu Light" fo:font-size="16pt" fo:language="es" fo:country="ES" officeooo:paragraph-rsid="0003c1e7" style:font-size-asian="16pt" style:font-size-complex="16pt"/>
    </style:style>
    <style:style style:name="P103" style:family="paragraph" style:parent-style-name="Heading_20_2">
      <style:text-properties style:font-name="Ubuntu Light" fo:language="es" fo:country="ES" officeooo:rsid="0001d969" officeooo:paragraph-rsid="0001d969"/>
    </style:style>
    <style:style style:name="P104" style:family="paragraph" style:parent-style-name="Heading_20_2" style:list-style-name="">
      <style:text-properties style:font-name="Ubuntu Light" fo:language="es" fo:country="ES" officeooo:rsid="0001d969" officeooo:paragraph-rsid="0001d969"/>
    </style:style>
    <style:style style:name="P105" style:family="paragraph" style:parent-style-name="Heading_20_2" style:list-style-name=""/>
    <style:style style:name="P106" style:family="paragraph" style:parent-style-name="Heading_20_2">
      <style:paragraph-properties fo:break-before="page"/>
    </style:style>
    <style:style style:name="P107" style:family="paragraph" style:parent-style-name="Heading_20_2">
      <style:paragraph-properties fo:break-before="page"/>
      <style:text-properties style:font-name="Ubuntu Light" fo:font-size="16pt" fo:language="es" fo:country="ES" style:font-size-asian="16pt" style:font-size-complex="16pt"/>
    </style:style>
    <style:style style:name="P108"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109"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110"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111"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112" style:family="paragraph" style:parent-style-name="Heading_20_2">
      <style:paragraph-properties fo:break-before="page"/>
      <style:text-properties style:font-name="Ubuntu Light" fo:language="es" fo:country="ES" officeooo:rsid="0001d969" officeooo:paragraph-rsid="0001d969"/>
    </style:style>
    <style:style style:name="P113" style:family="paragraph" style:parent-style-name="Heading_20_2" style:list-style-name="">
      <style:paragraph-properties fo:break-before="page"/>
      <style:text-properties officeooo:rsid="000d2f77" officeooo:paragraph-rsid="000d2f77"/>
    </style:style>
    <style:style style:name="P114" style:family="paragraph" style:parent-style-name="Heading_20_1">
      <style:text-properties style:font-name="Ubuntu Light" fo:font-size="16pt" fo:language="es" fo:country="ES" style:font-size-asian="16pt" style:font-size-complex="16pt"/>
    </style:style>
    <style:style style:name="P115" style:family="paragraph" style:parent-style-name="Heading_20_1" style:list-style-name="">
      <style:text-properties style:font-name="Ubuntu Light" fo:font-size="16pt" fo:language="es" fo:country="ES" style:font-size-asian="16pt" style:font-size-complex="16pt"/>
    </style:style>
    <style:style style:name="P116" style:family="paragraph" style:parent-style-name="Heading_20_1" style:list-style-name="">
      <style:paragraph-properties fo:break-before="page"/>
      <style:text-properties style:font-name="Ubuntu Light1" fo:language="es" fo:country="ES"/>
    </style:style>
    <style:style style:name="P117" style:family="paragraph" style:parent-style-name="Heading_20_1">
      <style:paragraph-properties fo:break-before="page"/>
      <style:text-properties style:font-name="Ubuntu Light1" fo:font-size="18pt" style:font-size-asian="18pt" style:font-size-complex="18pt"/>
    </style:style>
    <style:style style:name="P118" style:family="paragraph" style:parent-style-name="Heading_20_1">
      <style:paragraph-properties fo:break-before="page"/>
      <style:text-properties style:font-name="Ubuntu Light" fo:language="es" fo:country="ES"/>
    </style:style>
    <style:style style:name="P119" style:family="paragraph" style:parent-style-name="Heading_20_1">
      <style:paragraph-properties fo:break-before="page"/>
      <style:text-properties style:font-name="Ubuntu Light" fo:font-size="18pt" fo:language="es" fo:country="ES" style:font-size-asian="18pt" style:font-size-complex="18pt"/>
    </style:style>
    <style:style style:name="P120" style:family="paragraph" style:parent-style-name="Heading_20_1" style:list-style-name="">
      <style:paragraph-properties fo:break-before="page"/>
      <style:text-properties style:font-name="Ubuntu Light" fo:font-size="18pt" fo:language="es" fo:country="ES" style:font-size-asian="18pt" style:font-size-complex="18pt"/>
    </style:style>
    <style:style style:name="P121" style:family="paragraph" style:parent-style-name="Contents_20_1">
      <style:paragraph-properties>
        <style:tab-stops>
          <style:tab-stop style:position="6.6929in" style:type="right"/>
        </style:tab-stops>
      </style:paragraph-properties>
    </style:style>
    <style:style style:name="P122" style:family="paragraph" style:parent-style-name="Contents_20_3">
      <style:paragraph-properties>
        <style:tab-stops>
          <style:tab-stop style:position="6.3in" style:type="right"/>
        </style:tab-stops>
      </style:paragraph-properties>
    </style:style>
    <style:style style:name="P123" style:family="paragraph" style:parent-style-name="Contents_20_Heading">
      <style:paragraph-properties fo:break-before="page"/>
    </style:style>
    <style:style style:name="P124" style:family="paragraph" style:parent-style-name="Contents_20_2">
      <style:paragraph-properties>
        <style:tab-stops>
          <style:tab-stop style:position="6.4965in" style:type="right"/>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01d969"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style:text-underline-style="solid" style:text-underline-width="auto" style:text-underline-color="font-color" officeooo:rsid="0003ba32"/>
    </style:style>
    <style:style style:name="T9" style:family="text">
      <style:text-properties officeooo:rsid="000b503c"/>
    </style:style>
    <style:style style:name="T10" style:family="text">
      <style:text-properties officeooo:rsid="005b65b1"/>
    </style:style>
    <style:style style:name="T11" style:family="text">
      <style:text-properties officeooo:rsid="005720a0"/>
    </style:style>
    <style:style style:name="T12" style:family="text">
      <style:text-properties officeooo:rsid="0058bea8"/>
    </style:style>
    <style:style style:name="T13" style:family="text">
      <style:text-properties officeooo:rsid="0060f5d1"/>
    </style:style>
    <style:style style:name="T14" style:family="text">
      <style:text-properties officeooo:rsid="00623efb"/>
    </style:style>
    <style:style style:name="T15" style:family="text">
      <style:text-properties officeooo:rsid="006286c4"/>
    </style:style>
    <style:style style:name="T16" style:family="text">
      <style:text-properties officeooo:rsid="006226ae"/>
    </style:style>
    <style:style style:name="T17" style:family="text">
      <style:text-properties officeooo:rsid="0062f3ec"/>
    </style:style>
    <style:style style:name="T18" style:family="text">
      <style:text-properties officeooo:rsid="00681037"/>
    </style:style>
    <style:style style:name="T19" style:family="text">
      <style:text-properties officeooo:rsid="006cec52"/>
    </style:style>
    <style:style style:name="T20" style:family="text">
      <style:text-properties officeooo:rsid="00030ffd"/>
    </style:style>
    <style:style style:name="T21" style:family="text">
      <style:text-properties officeooo:rsid="006ff010"/>
    </style:style>
    <style:style style:name="T22" style:family="text">
      <style:text-properties officeooo:rsid="0070de38"/>
    </style:style>
    <style:style style:name="T23" style:family="text">
      <style:text-properties officeooo:rsid="006fcbf8"/>
    </style:style>
    <style:style style:name="T24" style:family="text">
      <style:text-properties officeooo:rsid="0063894a"/>
    </style:style>
    <style:style style:name="T25" style:family="text">
      <style:text-properties officeooo:rsid="000a173b"/>
    </style:style>
    <style:style style:name="T26" style:family="text">
      <style:text-properties officeooo:rsid="000b047e"/>
    </style:style>
    <style:style style:name="T27" style:family="text">
      <style:text-properties officeooo:rsid="001a4256"/>
    </style:style>
    <style:style style:name="T28" style:family="text">
      <style:text-properties officeooo:rsid="001be317"/>
    </style:style>
    <style:style style:name="T29" style:family="text">
      <style:text-properties officeooo:rsid="001eb7f6"/>
    </style:style>
    <style:style style:name="T30" style:family="text">
      <style:text-properties officeooo:rsid="00207815"/>
    </style:style>
    <style:style style:name="T31" style:family="text">
      <style:text-properties officeooo:rsid="00271cf7"/>
    </style:style>
    <style:style style:name="T32" style:family="text">
      <style:text-properties officeooo:rsid="0024e7c5"/>
    </style:style>
    <style:style style:name="T33" style:family="text">
      <style:text-properties officeooo:rsid="00426e30"/>
    </style:style>
    <style:style style:name="T34" style:family="text">
      <style:text-properties officeooo:rsid="0021ee7d"/>
    </style:style>
    <style:style style:name="T35" style:family="text">
      <style:text-properties officeooo:rsid="0042efeb"/>
    </style:style>
    <style:style style:name="T36" style:family="text">
      <style:text-properties officeooo:rsid="00283cc9"/>
    </style:style>
    <style:style style:name="T37" style:family="text">
      <style:text-properties officeooo:rsid="0029bc2d"/>
    </style:style>
    <style:style style:name="T38" style:family="text">
      <style:text-properties officeooo:rsid="002a2d78"/>
    </style:style>
    <style:style style:name="T39" style:family="text">
      <style:text-properties officeooo:rsid="002b4aa8"/>
    </style:style>
    <style:style style:name="T40" style:family="text">
      <style:text-properties officeooo:rsid="002e6581"/>
    </style:style>
    <style:style style:name="T41" style:family="text">
      <style:text-properties officeooo:rsid="002f3e21"/>
    </style:style>
    <style:style style:name="T42" style:family="text">
      <style:text-properties officeooo:rsid="0036217d"/>
    </style:style>
    <style:style style:name="T43" style:family="text">
      <style:text-properties officeooo:rsid="00305c3f"/>
    </style:style>
    <style:style style:name="T44" style:family="text">
      <style:text-properties officeooo:rsid="00318381"/>
    </style:style>
    <style:style style:name="T45" style:family="text">
      <style:text-properties officeooo:rsid="0031f83e"/>
    </style:style>
    <style:style style:name="T46" style:family="text">
      <style:text-properties officeooo:rsid="00343042"/>
    </style:style>
    <style:style style:name="T47" style:family="text">
      <style:text-properties officeooo:rsid="00357d31"/>
    </style:style>
    <style:style style:name="T48" style:family="text">
      <style:text-properties officeooo:rsid="00367290"/>
    </style:style>
    <style:style style:name="T49" style:family="text">
      <style:text-properties officeooo:rsid="0039a102"/>
    </style:style>
    <style:style style:name="T50" style:family="text">
      <style:text-properties officeooo:rsid="004554bb"/>
    </style:style>
    <style:style style:name="T51" style:family="text">
      <style:text-properties officeooo:rsid="0039e79a"/>
    </style:style>
    <style:style style:name="T52" style:family="text">
      <style:text-properties officeooo:rsid="003b2d15"/>
    </style:style>
    <style:style style:name="T53" style:family="text">
      <style:text-properties officeooo:rsid="003d2986"/>
    </style:style>
    <style:style style:name="T54" style:family="text">
      <style:text-properties officeooo:rsid="003e0702"/>
    </style:style>
    <style:style style:name="T55" style:family="text">
      <style:text-properties officeooo:rsid="000d2f77"/>
    </style:style>
    <style:style style:name="T56" style:family="text">
      <style:text-properties officeooo:rsid="000d9e21"/>
    </style:style>
    <style:style style:name="T57" style:family="text">
      <style:text-properties officeooo:rsid="000ed084"/>
    </style:style>
    <style:style style:name="T58" style:family="text">
      <style:text-properties officeooo:rsid="0011d08a"/>
    </style:style>
    <style:style style:name="T59" style:family="text">
      <style:text-properties officeooo:rsid="00138b35"/>
    </style:style>
    <style:style style:name="T60" style:family="text">
      <style:text-properties officeooo:rsid="0014c955"/>
    </style:style>
    <style:style style:name="T61" style:family="text">
      <style:text-properties officeooo:rsid="001623f3"/>
    </style:style>
    <style:style style:name="T62" style:family="text">
      <style:text-properties officeooo:rsid="00162ebb"/>
    </style:style>
    <style:style style:name="T63" style:family="text">
      <style:text-properties officeooo:rsid="0017ea73"/>
    </style:style>
    <style:style style:name="T64" style:family="text">
      <style:text-properties officeooo:rsid="0019a598"/>
    </style:style>
    <style:style style:name="T65" style:family="text">
      <style:text-properties officeooo:rsid="001b470e"/>
    </style:style>
    <style:style style:name="T66" style:family="text">
      <style:text-properties officeooo:rsid="001d0631"/>
    </style:style>
    <style:style style:name="T67" style:family="text">
      <style:text-properties officeooo:rsid="001dbb6c"/>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3">Índice</text:p>
          </text:index-title>
          <text:p text:style-name="P121"><text:a xlink:type="simple" xlink:href="#__RefHeading___Toc1730_1654089018" text:style-name="Index_20_Link" text:visited-style-name="Index_20_Link">Introduccion<text:tab/>5</text:a></text:p>
          <text:p text:style-name="P124"><text:a xlink:type="simple" xlink:href="#__RefHeading___Toc2262_1654089018" text:style-name="Index_20_Link" text:visited-style-name="Index_20_Link">[R] Descripcion del problema<text:tab/>5</text:a></text:p>
          <text:p text:style-name="P124"><text:a xlink:type="simple" xlink:href="#__RefHeading___Toc2264_1654089018" text:style-name="Index_20_Link" text:visited-style-name="Index_20_Link">[C] Importancia del problema<text:tab/>6</text:a></text:p>
          <text:p text:style-name="P124"><text:a xlink:type="simple" xlink:href="#__RefHeading___Toc2266_1654089018" text:style-name="Index_20_Link" text:visited-style-name="Index_20_Link">[C] Objetivos perseguidos<text:tab/>8</text:a></text:p>
          <text:p text:style-name="P124"><text:a xlink:type="simple" xlink:href="#__RefHeading___Toc2268_1654089018" text:style-name="Index_20_Link" text:visited-style-name="Index_20_Link">[V] Metodología para la resolución<text:tab/>9</text:a></text:p>
          <text:p text:style-name="P124"><text:a xlink:type="simple" xlink:href="#__RefHeading___Toc2378_1654089018" text:style-name="Index_20_Link" text:visited-style-name="Index_20_Link">[V] Resultados obtenidos<text:tab/>9</text:a></text:p>
          <text:p text:style-name="P124"><text:a xlink:type="simple" xlink:href="#__RefHeading___Toc2380_1654089018" text:style-name="Index_20_Link" text:visited-style-name="Index_20_Link">[V] Estructura del presente documento<text:tab/>9</text:a></text:p>
          <text:p text:style-name="P121"><text:a xlink:type="simple" xlink:href="#__RefHeading___Toc1732_1654089018" text:style-name="Index_20_Link" text:visited-style-name="Index_20_Link">Contexto<text:tab/>11</text:a></text:p>
          <text:p text:style-name="P124"><text:a xlink:type="simple" xlink:href="#__RefHeading___Toc2882_1654089018" text:style-name="Index_20_Link" text:visited-style-name="Index_20_Link">[C] Introducción técnica<text:tab/>11</text:a></text:p>
          <text:p text:style-name="P124"><text:a xlink:type="simple" xlink:href="#__RefHeading___Toc2884_1654089018" text:style-name="Index_20_Link" text:visited-style-name="Index_20_Link">[C] Pila técnica<text:tab/>12</text:a></text:p>
          <text:p text:style-name="P122"><text:a xlink:type="simple" xlink:href="#__RefHeading___Toc2886_1654089018" text:style-name="Index_20_Link" text:visited-style-name="Index_20_Link">[C] Lado servidor (back-end)<text:tab/>12</text:a></text:p>
          <text:p text:style-name="P122"><text:a xlink:type="simple" xlink:href="#__RefHeading___Toc2888_1654089018" text:style-name="Index_20_Link" text:visited-style-name="Index_20_Link">[C] Lado cliente (front-end)<text:tab/>14</text:a></text:p>
          <text:p text:style-name="P124"><text:a xlink:type="simple" xlink:href="#__RefHeading___Toc2493_1654089018" text:style-name="Index_20_Link" text:visited-style-name="Index_20_Link">[V] Análisis de la metodología utilizada<text:tab/>17</text:a></text:p>
          <text:p text:style-name="P121"><text:a xlink:type="simple" xlink:href="#__RefHeading___Toc1838_1654089018" text:style-name="Index_20_Link" text:visited-style-name="Index_20_Link">Resultados<text:tab/>18</text:a></text:p>
          <text:p text:style-name="P124"><text:a xlink:type="simple" xlink:href="#__RefHeading___Toc1819_67217534" text:style-name="Index_20_Link" text:visited-style-name="Index_20_Link">[V] Aspéctos lógicos del proyecto<text:tab/>19</text:a></text:p>
          <text:p text:style-name="P122"><text:a xlink:type="simple" xlink:href="#__RefHeading___Toc1821_67217534" text:style-name="Index_20_Link" text:visited-style-name="Index_20_Link">[V] Jerarquía de usuarios<text:tab/>19</text:a></text:p>
          <text:p text:style-name="P124"><text:a xlink:type="simple" xlink:href="#__RefHeading___Toc4462_1654089018" text:style-name="Index_20_Link" text:visited-style-name="Index_20_Link">[C] API<text:tab/>20</text:a></text:p>
          <text:p text:style-name="P124"><text:a xlink:type="simple" xlink:href="#__RefHeading___Toc4452_1654089018" text:style-name="Index_20_Link" text:visited-style-name="Index_20_Link">[C] Lado servidor<text:tab/>33</text:a></text:p>
          <text:p text:style-name="P122"><text:a xlink:type="simple" xlink:href="#__RefHeading___Toc4464_1654089018" text:style-name="Index_20_Link" text:visited-style-name="Index_20_Link">[C] Módulos<text:tab/>33</text:a></text:p>
          <text:p text:style-name="P122"><text:a xlink:type="simple" xlink:href="#__RefHeading___Toc4466_1654089018" text:style-name="Index_20_Link" text:visited-style-name="Index_20_Link">[V] Pruebas<text:tab/>36</text:a></text:p>
          <text:p text:style-name="P124"><text:a xlink:type="simple" xlink:href="#__RefHeading___Toc4454_1654089018" text:style-name="Index_20_Link" text:visited-style-name="Index_20_Link">[C] Lado cliente<text:tab/>37</text:a></text:p>
          <text:p text:style-name="P122"><text:a xlink:type="simple" xlink:href="#__RefHeading___Toc4468_1654089018" text:style-name="Index_20_Link" text:visited-style-name="Index_20_Link">[C] Módulos<text:tab/>37</text:a></text:p>
          <text:p text:style-name="P122"><text:a xlink:type="simple" xlink:href="#__RefHeading___Toc4470_1654089018" text:style-name="Index_20_Link" text:visited-style-name="Index_20_Link">[V] Pruebas (ausencia de ellas)<text:tab/>40</text:a></text:p>
          <text:p text:style-name="P121"><text:a xlink:type="simple" xlink:href="#__RefHeading___Toc2499_1654089018" text:style-name="Index_20_Link" text:visited-style-name="Index_20_Link">Discusión de los resultados<text:tab/>41</text:a></text:p>
          <text:p text:style-name="P124"><text:a xlink:type="simple" xlink:href="#__RefHeading___Toc2501_1654089018" text:style-name="Index_20_Link" text:visited-style-name="Index_20_Link">[V] Interpretación y justificación de los resultados obtenidos.<text:tab/>41</text:a></text:p>
          <text:p text:style-name="P124"><text:a xlink:type="simple" xlink:href="#__RefHeading___Toc2503_1654089018" text:style-name="Index_20_Link" text:visited-style-name="Index_20_Link">[V] Indicación de hasta qué punto se ha resuelto el problema original con cierto tipo de métodos.<text:tab/>41</text:a></text:p>
          <text:p text:style-name="P124"><text:a xlink:type="simple" xlink:href="#__RefHeading___Toc2505_1654089018" text:style-name="Index_20_Link" text:visited-style-name="Index_20_Link">[V] Indicación de los métodos que no han sido efectivos a la hora de resolver el problema.<text:tab/>41</text:a></text:p>
          <text:p text:style-name="P124"><text:a xlink:type="simple" xlink:href="#__RefHeading___Toc2507_1654089018" text:style-name="Index_20_Link" text:visited-style-name="Index_20_Link">[V] Indicación de si los resultados están de acuerdo/desacuerdo con lo publicado anteriormente.<text:tab/>41</text:a></text:p>
          <text:p text:style-name="P121"><text:a xlink:type="simple" xlink:href="#__RefHeading___Toc2509_1654089018" text:style-name="Index_20_Link" text:visited-style-name="Index_20_Link">Conclusiones<text:tab/>42</text:a></text:p>
          <text:p text:style-name="P124"><text:a xlink:type="simple" xlink:href="#__RefHeading___Toc2511_1654089018" text:style-name="Index_20_Link" text:visited-style-name="Index_20_Link">[V] Resumen general de las conclusiones que se han obtenido del trabajo realizado, justificándolas.<text:tab/>42</text:a></text:p>
          <text:p text:style-name="P124"><text:a xlink:type="simple" xlink:href="#__RefHeading___Toc2513_1654089018" text:style-name="Index_20_Link" text:visited-style-name="Index_20_Link">[V] Implicaciones futuras de los resultados obtenidos. Trabajos futuros.<text:tab/>42</text:a></text:p>
          <text:p text:style-name="P121"><text:a xlink:type="simple" xlink:href="#__RefHeading___Toc2515_1654089018" text:style-name="Index_20_Link" text:visited-style-name="Index_20_Link">Bibliografía<text:tab/>43</text:a></text:p>
        </text:index-body>
      </text:table-of-content>
      <text:h text:style-name="P80" text:outline-level="1"><text:soft-page-break/></text:h>
      <text:h text:style-name="P116" text:outline-level="1"/>
      <text:h text:style-name="P118" text:outline-level="1"><text:bookmark-start text:name="__RefHeading___Toc1730_1654089018"/>Introduccion<text:bookmark-end text:name="__RefHeading___Toc1730_1654089018"/></text:h>
      <text:p text:style-name="P52"/>
      <text:h text:style-name="P96" text:outline-level="2"><text:bookmark-start text:name="__RefHeading___Toc2262_1654089018"/><text:span text:style-name="T1">[R] </text:span>Descripcion del problema<text:bookmark-end text:name="__RefHeading___Toc2262_1654089018"/></text:h>
      <text:p text:style-name="P82"/>
      <text:p text:style-name="P1">La gestión de aspectos relacionados con la educación en plataformas digitales afronta diversos problemas y retos a los cuales la UPM <text:span text:style-name="T56">y nuestra escuela</text:span> no es ajena.</text:p>
      <text:p text:style-name="P1">En la actualidad, nuestra principal plataforma digital<text:span text:style-name="T56"> </text:span>en la universidad, Moodle, presenta algunas carencias tanto a nivel técnico como a nivel resolutivo.<text:line-break/></text:p>
      <text:p text:style-name="P1">A nivel resolutivo encontramos tres problemas principales:</text:p>
      <text:list xml:id="list5371277872092466378" text:style-name="L1">
        <text:list-item>
          <text:p text:style-name="P62">No es una herramienta integral y parte de la información útil se encuentra diseminada en otros espacios.</text:p>
        </text:list-item>
        <text:list-item>
          <text:p text:style-name="P62">No da respuesta a las necesidades de acceso a material de estudio del cuerpo estudiantil. Siendo el principal motivo de este problema el que la información recogida en estos portales provee de una <text:span text:style-name="T56">fuente centralizada, el profesorado</text:span>.</text:p>
        </text:list-item>
        <text:list-item>
          <text:p text:style-name="P62">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56">ser </text:span>nula y ello contribuye a una información dispersa.</text:p>
        </text:list-item>
      </text:list>
      <text:p text:style-name="P1"/>
      <text:p text:style-name="P63">A nivel técnico se entienden diversos problemas siendo la visión general de todos ellos que el desarrollo ha evolucionado considerablemente desde que Moodle <text:span text:style-name="T57">fue concebido</text:span>. </text:p>
      <text:p text:style-name="P63">El enfoque de (L)CMS que <text:span text:style-name="T57">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9">s</text:span>e refiere.</text:p>
      <text:p text:style-name="P1"/>
      <text:p text:style-name="P65">El objetivo del presente PFG es proposición de una alternativa técnica que de resolución a los problemas detectados, <text:span text:style-name="T57">tanto </text:span>técnicos <text:span text:style-name="T57">como</text:span> resolutivo. </text:p>
      <text:p text:style-name="P65">En otras palabras, se persigue la proyección y desarrollo de una plataforma de e-educación, basados en nuevas tecnologías y los enfoques que estas apoyan. <text:span text:style-name="T57">Dicha plataforma ha de contener</text:span> la información de forma integral y coodinada tanto entre las distintas entidades <text:span text:style-name="T57">y niveles </text:span>de la institución como su alumnado.</text:p>
      <text:p text:style-name="P74"/>
      <text:h text:style-name="P98" text:outline-level="2"/>
      <text:h text:style-name="P110" text:outline-level="2"><text:bookmark-start text:name="__RefHeading___Toc2264_1654089018"/>[<text:span text:style-name="T67">R</text:span>] Importancia del problema <text:bookmark-end text:name="__RefHeading___Toc2264_1654089018"/></text:h>
      <text:p text:style-name="P83"/>
      <text:p text:style-name="P3"><text:span text:style-name="T10">1. </text:span>Apuntes</text:p>
      <text:p text:style-name="P3"/>
      <text:p text:style-name="P69">Los resúmenes de las clases magistrales, popularmente conocidos como apuntes presentan algunas carencias cuando se analiza su estado en las plataformas de e-ducación como Moodle.</text:p>
      <text:p text:style-name="P67"><text:span text:style-name="T58">Estos apuntos se presentan en algunos casos desfasado</text:span>, tardíos, inexistentes, incorrectos o insuficientes. </text:p>
      <text:p text:style-name="P2"/>
      <text:p text:style-name="P67"><text:span text:style-name="T58">Esta conclusión no es sin embargo en la mayoría de los casos </text:span>culpa de <text:span text:style-name="T58">los docentes</text:span>, en <text:span text:style-name="T58">realidad este PFG comprende que</text:span> el mayor <text:span text:style-name="T58">fracaso reside en un planteamiento que frena la existencia y actualización del material de estudio y trabajo. </text:span></text:p>
      <text:p text:style-name="P69">El motivo principal para este freno reside en que de forma oficial y habitual, sólo los docentes pueden ser fuente de material a la plataforma</text:p>
      <text:p text:style-name="P70"/>
      <text:p text:style-name="P70">En la experiencia personal se han dado (no pocas) ocasiones en que los alumnos hemos sido capaces de organizar y elaborar material de trabajo sensiblemente superior al ofrecido por el docente.<text:line-break/>Esto ha sucedido porque los alumnos <text:span text:style-name="T58">han cooperado</text:span> en la elaboración de los mismos.</text:p>
      <text:p text:style-name="P2">No hay mayor premisa que esa (la colaboración <text:s/><text:span text:style-name="T58">y la cooperación</text:span>) tras la idea de una plataforma de material de trabajo abierta a modificaciones por parte de cualquier usuario, independientemente de su rol dentro del <text:span text:style-name="T58">sistema educativo</text:span>.</text:p>
      <text:p text:style-name="P2"/>
      <text:p text:style-name="P2">El <text:span text:style-name="T59">supuesto </text:span>objetivo de nuestra educación superior es la reflexión, el aprendizaje bajo el fuerte convencimiento de que estudiamos materias que nos apasionan, que despiertan nuestro interés y curiosidad <text:span text:style-name="T60">y que nos hacen evitar los procesos de memorización como elementos centrales de la superación de las asignaturas.</text:span></text:p>
      <text:p text:style-name="P2">Siendo esta una de las premisas fundacionales de la educación superior, así ha de considerarse el desarrollo de la misma y por tanto, la colaboración como vía <text:span text:style-name="T60">para unir</text:span> mentes curiosas y ávidas de aprendizaje para el desarrollo del conocimiento. Ese ha de ser el modelo teórico y las plataformas de e-educación verdaderamente abiertas a la particiación y la colaboración el camino práctico.</text:p>
      <text:p text:style-name="P2"/>
      <text:p text:style-name="P2"/>
      <text:p text:style-name="P3"><text:span text:style-name="T10">2. </text:span>Eventos</text:p>
      <text:p text:style-name="P2"/>
      <text:p text:style-name="P2"><text:span text:style-name="T11">En el caso concreto de la UPM/ETSISI al igual que por lo comprobado en otras universidades y escuelas, l</text:span>as noticias de la escuela nunca se encuentran 2 veces en el mismo sitio <text:span text:style-name="T61">o espacio web</text:span> y eso choca terriblemente con una realidad cotidiana de nuestra vida en el 201<text:span text:style-name="T62">6</text:span>. </text:p>
      <text:p text:style-name="P2"/>
      <text:p text:style-name="P2"><text:span text:style-name="T62">A día de hoy </text:span>nuestros ojos se dirigen continuamente a los paneles de notificaciones de nuestros dispositivos móviles. <text:line-break/>Es un concepto teórico sencillo. En un solo lugar <text:span text:style-name="T11">encontramos </text:span>todo <text:span text:style-name="T11">(o casi todo) </text:span>lo que necesitamos saber. <text:span text:style-name="T62">La comunicación funciona de forma activa y no ya reactiva como en el pasado.</text:span></text:p>
      <text:p text:style-name="P2"/>
      <text:p text:style-name="P2">Frente a esta realidad tangible de nuestro día a día, la experiencia <text:span text:style-name="T12">concreta </text:span>de la universidad: webs de departamento, escuela, profesores, el correo, las plataformas de e-<text:soft-page-break/>educación, etc.</text:p>
      <text:p text:style-name="P2"><text:line-break/><text:span text:style-name="T63">Este modelo de acceso a la información sencillamente es ineficiente y es obsoleto ya en su planteamiento por todas las fallas que presenta: dispersión, inconexión, desactualización, falta de acuse de recibo, entre otros.</text:span></text:p>
      <text:p text:style-name="P2"/>
      <text:p text:style-name="P71">Por tanto, el enfoque, el camino que guía la solución a implementar ha de ir orientada a acoplarse con los patrones de diseño y usabilidad actuales, es decir, enfocar <text:span text:style-name="T63">virar el modelo de comunicación de reactivo a activo</text:span>.</text:p>
      <text:p text:style-name="P72">Si bien en el presente PFG no se desarrolla la solución completa, <text:s/>sí se desarrolla <text:span text:style-name="T64">el aspecto </text:span>más importante para poder alcanzar ese escenario que es <text:span text:style-name="T64">unificación de los avisos y noticias que sean necesarios comunicar</text:span>.</text:p>
      <text:p text:style-name="P2"/>
      <text:p text:style-name="P2"/>
      <text:p text:style-name="P4"><text:span text:style-name="T10">3. </text:span>Horarios</text:p>
      <text:p text:style-name="P3"/>
      <text:p text:style-name="P68">De forma paralela y casi indistinguible de los eventos <text:span text:style-name="T65">y noticias surge la problemática de los horarios</text:span>.</text:p>
      <text:p text:style-name="P68"><text:span text:style-name="T65">Sumado a los problemas que hemos ya visto en el caso de las noticias, los horarios tienen una serie de condiciones añadidas.</text:span> </text:p>
      <text:p text:style-name="P73">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2"/>
      <text:p text:style-name="P2">Ante esta problemática, partiendo nuevamente de <text:span text:style-name="T66">lo expuesto en el caso de los eventos y noticias se llega a la conclusión de que es necesario unificar los horarios, hacerlos fácilmente mantenibles y representarlos de una forma sencilla. </text:span></text:p>
      <text:p text:style-name="P64"/>
      <text:p text:style-name="P64"><text:span text:style-name="T66">Hay que tener en mente que cuando se habla de unificar y representar </text:span>todo aquello que tiene una relación temporal concreta, <text:span text:style-name="T66">n</text:span>o <text:span text:style-name="T66">se habla </text:span>únicamente de los horarios de las asignaturas. <text:span text:style-name="T66">Hay que entender que también hablamos de horarios de </text:span>tutorías, charlas que se den en las escuelas, <text:span text:style-name="T66">etc.</text:span></text:p>
      <text:h text:style-name="P97" text:outline-level="2"/>
      <text:h text:style-name="P107" text:outline-level="2"><text:bookmark-start text:name="__RefHeading___Toc2266_1654089018"/><text:span text:style-name="T1">[C] </text:span>Objetivos perseguidos<text:bookmark-end text:name="__RefHeading___Toc2266_1654089018"/></text:h>
      <text:p text:style-name="P81"/>
      <text:p text:style-name="P2">Hay que ser conscientes del reto que se está poniendo encima de la mesa. En el mundo del desarrollo existe una cierta tendencia en bramar sobre la carencia que presentan algunos estándares y en el como hay demasiados que intentar dar una solución única. El resultado de estas discusiones en comunidad suelen dar por resultado que donde antes existían 13 estándares incompletos, ahora existan 14.</text:p>
      <text:p text:style-name="P2">Es por tanto importante comprender que si se quiere señalar acusatoriamente a diversos niveles de la institución universitaria, la solución aportada debe verdaderamente solucionarlos con una calidad a la altura de la acusación, quedando este juicio de valor a discrección del jurado que habrá de evaluar el presente TFG.</text:p>
      <text:p text:style-name="P2">Existirán más oportunidades en el futuro para presentar una solución que verdaderamente satisfaga a los miembros de la universidad, la presente solución aportada no es la última oportunidad para ello. Sin embargo, es mi objetivo prestar un alto valor en la solución aportada para que las nuevas promociones que ingresen en las aulas así como los profesores que habrán de continuar en ellas cuando nosotros ya no estemos, finalmente posean una herramienta a la altura de las necesidades educativas de estos tiempos digitales.</text:p>
      <text:p text:style-name="P75"/>
      <text:h text:style-name="P97" text:outline-level="2"/>
      <text:h text:style-name="P109" text:outline-level="2"><text:bookmark-start text:name="__RefHeading___Toc2268_1654089018"/>[V] Metodología para la resolución<text:bookmark-end text:name="__RefHeading___Toc2268_1654089018"/></text:h>
      <text:p text:style-name="P55"/>
      <text:p text:style-name="P56">Ajustar la metodología a lo propuesto en Calidad sobre DevNonDos. Dejar anotado y resolver en el apartado de contexto.</text:p>
      <text:h text:style-name="P103" text:outline-level="2"><text:bookmark-start text:name="__RefHeading___Toc2378_1654089018"/><text:span text:style-name="T2">[V] </text:span><text:span text:style-name="T3">R</text:span><text:span text:style-name="T2">esultados obtenidos</text:span><text:bookmark-end text:name="__RefHeading___Toc2378_1654089018"/></text:h>
      <text:h text:style-name="P99" text:outline-level="2"><text:bookmark-start text:name="__RefHeading___Toc2380_1654089018"/>[V] Estructura del presente documento<text:bookmark-end text:name="__RefHeading___Toc2380_1654089018"/></text:h>
      <text:h text:style-name="P114" text:outline-level="1"/>
      <text:h text:style-name="P115" text:outline-level="1"/>
      <text:h text:style-name="P120" text:outline-level="1"/>
      <text:h text:style-name="P119" text:outline-level="1"><text:bookmark-start text:name="__RefHeading___Toc1732_1654089018"/>Contexto<text:bookmark-end text:name="__RefHeading___Toc1732_1654089018"/></text:h>
      <text:p text:style-name="P52"/>
      <text:h text:style-name="P103" text:outline-level="2"><text:bookmark-start text:name="__RefHeading___Toc2882_1654089018"/>[C] Introducción técnica<text:bookmark-end text:name="__RefHeading___Toc2882_1654089018"/></text:h>
      <text:p text:style-name="P59"/>
      <text:p text:style-name="P6">El presente TFG es un proyecto de tipo full-stack, es decir, presenta elementos tanto de servidor (back-end) como de cliente final (front-end).</text:p>
      <text:p text:style-name="P6">Partiendo de esta división principal, hay que introducir un tercer elemento, que si bien pertenece al back-end, en cierta forma puede ser <text:span text:style-name="T13">entendido</text:span> como el puente que une ambos mundos. Nos referimos a la API/Rest <text:span text:style-name="T14">o en términos coloquiales, la API.</text:span></text:p>
      <text:p text:style-name="P6"/>
      <text:p text:style-name="P6">El API es <text:span text:style-name="T15">nuestro</text:span> contrato, el escaparate del back-end, el puente que permite la comunicación entre ambos entornos. Como se decía anteriormente, si bien la <text:span text:style-name="T16">API</text:span> es de facto un elemento del back-end, para comprender con profundidad cual es la arquitectura del proyecto es importante presentarlo como un elemento de unión entre entornos más que un módulo <text:span text:style-name="T17">sobreexpuesto </text:span>de uno de ellos.</text:p>
      <text:p text:style-name="P6"/>
      <text:p text:style-name="P6">Por tanto, partiendo de estos 3 elementos principales: <text:span text:style-name="T18">front, back y API.</text:span> (de los que posteriormente se presentarán sus distintas capas) podemos empezar a definir las bases té<text:span text:style-name="T18">c</text:span>nicas del proyecto.</text:p>
      <text:p text:style-name="P6"/>
      <text:p text:style-name="P6">//<text:span text:style-name="T19">TODO. Dibujo sobre as capas de la lasaña.</text:span></text:p>
      <text:p text:style-name="P6"/>
      <text:p text:style-name="P9">Como ya hemos dicho antes, en términos de equipo tenemos por un lado el cliente, por el otro el servidor y entre medias, de una forma más éterea, nuestra API.</text:p>
      <text:p text:style-name="P9">Luego, cada unos de los dos entornos tiene unas divisiones lógicas internas. Dichas lógicas internas o capas serán nuestro stack técnico, los módulos y las vistas (en el caso del front, en el caso del back se les denomina modelos).</text:p>
      <text:p text:style-name="P10">Analizando de las capas más bajas a las más elevadas:</text:p>
      <text:p text:style-name="P10"/>
      <text:h text:style-name="P104" text:outline-level="2"/>
      <text:h text:style-name="P112" text:outline-level="2"><text:bookmark-start text:name="__RefHeading___Toc2884_1654089018"/><text:span text:style-name="T20">[C] </text:span>Pila técnica<text:bookmark-end text:name="__RefHeading___Toc2884_1654089018"/></text:h>
      <text:p text:style-name="P53"/>
      <text:p text:style-name="P7">A la hora de construir este proyecto ha sido necesario recurrir a soluciones técnicas ya existentes. Hablamos tanto de las bases técnicas más básicas como son los lenguajes utilizados (y el porqué de su uso) así como todo el ecosistema de frameworks, librerías <text:span text:style-name="T23">y sucesivos </text:span>que se utilizan sobre dichos lenguajes.</text:p>
      <text:p text:style-name="P7">Igualmente, dentro del stack técnico se incluyen aquellas cuestiones más meta del proyecto. Los paradigmas de programaci<text:span text:style-name="T24">ó</text:span>n utilizados, los patrones de diseño implementados, etc, etc.</text:p>
      <text:p text:style-name="P11">El stack técnico tiene una importancia muy elevada pues son los cimientos del resto del sistema. La elección de un stack u otro supone la elección del marco o el corsé que contendrá nuestros módulos y vistas. <text:span text:style-name="T21">Las decisiones tomadas en este aspecto implicarán </text:span>grandes ventajas y/<text:span text:style-name="T21">o</text:span> sacrifios en <text:span text:style-name="T22">las etapas sucesivas.</text:span></text:p>
      <text:p text:style-name="P5"/>
      <text:h text:style-name="P90" text:outline-level="3"/>
      <text:h text:style-name="P91" text:outline-level="3"><text:bookmark-start text:name="__RefHeading___Toc2886_1654089018"/><text:span text:style-name="T20">[C] </text:span>Lado servidor (back-end)<text:bookmark-end text:name="__RefHeading___Toc2886_1654089018"/></text:h>
      <text:p text:style-name="P52"/>
      <text:p text:style-name="P7">En nuestro back-end el lenguaje principal es Python. Este lenguaje se distingue por ser multiparadigma (se adapta tanto a una estructura tipo script como a OO), por su sencillez y verstailidad y por su potencia.</text:p>
      <text:p text:style-name="P7"/>
      <text:p text:style-name="P7">Por encima de Python se utiliza Django, un framework orientado a facilitar el desarrollo de proyectos web. Si bien puede utilizarse para proyectos full-stack (back-end + front-end), en nuestro caso particular solo se utiliza para la parte de servidor.</text:p>
      <text:p text:style-name="P7">Este framework nos provee de múltiples y potentes herramientas. En nuestro caso, optamos por utilizar únicamente una pequeña parte de toda ellas, en concreto los módulos que refieren al ORM (mapeador de objectos relacionales), el enrutador de urls, etc.</text:p>
      <text:p text:style-name="P7"/>
      <text:p text:style-name="P7">Para facilitar la tarea de enrutación y des/serialización de objetos (de base de datos), por encima de Django se encuentra DjandoRestFramework. Este framework, dependiente de Django para su uso, proporciona una capa muy útil a la hora de transformar los datos de entrada de nuestras peticiones HTTP en objetos que nuestra base de datos pueda comprender (y viceversa).</text:p>
      <text:p text:style-name="P7">El motivo principal de la elección de este diseño es que Django está pensado para ser el framework principal de todo el sistema, pues además del módulo de modelos también ofrece módulos para tratar vistas, plantillas, formularios. Esto significa que Djando puede encargarse en solitario de servir vistas donde el modleo de datos está integrado en la propia vista y no es necesario nada más para controlar los datos. </text:p>
      <text:p text:style-name="P7">Sin embargo, atendiendo al diseño arquitectónico dispuesto, donde las vistas son delegadas al front-end y el canal de comunicación es nuestra ApiRest, es necesario utilizar DjangoRestFramework y como posteriormente se explica, mejorar algunas de las funcionalidades proporcionadas por dicho framework.</text:p>
      <text:p text:style-name="P7"/>
      <text:p text:style-name="P7"/>
      <text:p text:style-name="P8">Persistencia de datos</text:p>
      <text:p text:style-name="P7"/>
      <text:p text:style-name="P7"><text:soft-page-break/>En el presente proyecto la persistencia de los datos recae en una base de datos (motor sqlite) pero con una serie de particularidades. A nivel real la base de datos es sql, pero sin embargo la capa más alta de acceso a nivel de framework es una base de datos de tipo objeto. Esto significa que es el framework de django quien se encarga de realizar el mapeo orm para transformar las instancias de nuestros modelos (objetos) a datos sql con persistencia en disco.</text:p>
      <text:p text:style-name="P7">El ORM proporcionado por Djando se podría resumir en que proporciona un objeto base Model de la librería models, todo objeto que en nuestro proyecto haga herencia de dicha clase será susceptible se tener capacidades de mapeo a datos SQL. </text:p>
      <text:p text:style-name="P7">En el apartado dedicado a los des/serializadores se analiza el módulo encargado de convertir nuestras instancias heredada de Model a texto con formato JSON, preparado de esta forma para que nuestros clientes finales consuman los datos.</text:p>
      <text:p text:style-name="P7">En términos generales puede establecerse el siguiente hilo conductor extremo a extremo de un dato tipo.</text:p>
      <text:p text:style-name="P7">Datos SQL &lt;=Mapeador ORM=&gt; Objeto de una clase heredera de models.Model &lt;=Des/Serializador=&gt; Diccionarios de Python (clave-valor) &lt;=JSONRender=&gt; Cadena de texto con formato JSON que representa pares de clave-valor.</text:p>
      <text:p text:style-name="P7">Como se explicaba en la introducción nuestros modelos son una pieza fundamental del entorno back-end. Y es aquí, en el principio técnico que soporta la persistencia de datos donde se ve la relación última entre un objeto de tipo modelo y la pila técnica que lo sustenta ( pasando por el elemento intermedio, el módulo, en nuestro casos el conjunto de clases Model que son proporcionadas por el framework Django).</text:p>
      <text:p text:style-name="P7"/>
      <text:p text:style-name="P8">Requests</text:p>
      <text:p text:style-name="P7"/>
      <text:p text:style-name="P7">Request es una librería tipo navaja-suiza (swiss-knife) de Python. Es la librería tipo de PYthon para la comunicación HTTP.</text:p>
      <text:p text:style-name="P7">Esta provee un acceso completo a la totalidad de los campos/cabeceras de una petición HTTP y de igual permite una completa personalización de las mismas.</text:p>
      <text:p text:style-name="P7">De esta forma, nos es posible gestionar de forma propia las cookies/tokens de sesión, los tipos de petición HTTP que realizamos, el contenido de las respuesta, el formato de los datos que se envían en las respuestas y en definitiva, obtener un control total sobre la comunicación HTTP y llevarlo a nuestras necesidades.</text:p>
      <text:p text:style-name="P7"/>
      <text:p text:style-name="P7">De forma manual y complementaria a nuestras peticiones HTTP esambladas a través de librerías dependientes de HTTPResponse, tenemos que configurar algunos valores de cabecera de nuestras peticiones para permitir la comunicación entre servidores. Pero estas cuestiones son tratadas en el apartado dedicado a CORS.</text:p>
      <text:p text:style-name="P7"/>
      <text:p text:style-name="P7"/>
      <text:p text:style-name="P8">HTTP Cors</text:p>
      <text:p text:style-name="P7"/>
      <text:p text:style-name="P7">En cuestiones de comunicaciones HTTP, los servidores tienen una serie de reglas para permitir la comunicación y envío de datos con servidores más allá del propio dominio (Cross-origin resource sharing).</text:p>
      <text:p text:style-name="P7">De forma y manera que para poder permitir que nuestra API sea descubrible y usable, no ya por servicios de terceros, sino por nuestro propio front-end, es preciso que ciertas cabeceras sean modificadas para permitir la mentada comunicación "más allá de dominio".</text:p>
      <text:p text:style-name="P7">Django proporciona una capa de distintos middelware (código embebido entre distintas capas y procesos del sistema) para permitir una comunicación cross-domain completa.</text:p>
      <text:p text:style-name="P7">De esta forma, mediante la activación de una serie de middelwares ubicados en el settings.py de nuestro back-end, podremos definir las reglas que nuestra API expone en <text:soft-page-break/>las cabeceras de las respuestas HTTP.</text:p>
      <text:p text:style-name="P7">Por ejemplo, algunas de estas reglas nos permiten activar las peticiones de tipo DELETE, que por defecto no son accesibles fuera del dominio del back-end y que tan necesarias y que en el apartado dedicado a la teoría y práctica de nuestra ApiRest se encuentra explicado la importancia de un correcto y completo manejo de las capacidades del protocolo HTTP.</text:p>
      <text:p text:style-name="P7"/>
      <text:p text:style-name="P7"/>
      <text:h text:style-name="P91" text:outline-level="3"><text:bookmark-start text:name="__RefHeading___Toc2888_1654089018"/><text:span text:style-name="T20">[C] </text:span>Lado cliente (front-end)<text:bookmark-end text:name="__RefHeading___Toc2888_1654089018"/></text:h>
      <text:h text:style-name="P91" text:outline-level="3"/>
      <text:p text:style-name="P7">Como todo proyecto web basado en páginas dinámicas, nuestro proyecto hace uso de HTML y Javascript. Pero más allá de estas dos tecnologías tan básicas y necesarias hoy en dia en cualquier proyecto web que se precie, por encima de ello tenemos implementado un amplio y rico ecosistemas de frameworks y librerías.</text:p>
      <text:p text:style-name="P7"/>
      <text:p text:style-name="P7"/>
      <text:p text:style-name="P8">Angular</text:p>
      <text:p text:style-name="P7"/>
      <text:p text:style-name="P7">El primero de todos ellos sería Angular. Angular es un framework basado en javascript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7">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7">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7">En el apartado dedicado a los módulos del proyecto (concepto anteriormente explicado en la introducción tecnica) se analizarán más en detalle aquellas librerías que se han incluído (o desarrollado) en la parte Angular del proyecto.</text:p>
      <text:p text:style-name="P7"/>
      <text:p text:style-name="P7">Directiva. Un elemento html que simboliza un modulo definido en el apartado js y que engloba un comportamiento completo asociado a una vista y un controlador principal.</text:p>
      <text:p text:style-name="P7">Servicios.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7">Factorías.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7"><text:soft-page-break/>Los controladores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7">Si bien la estructura a nivel de código no puede ser discutido (en tanto partimos de un framework definido por terceros), la forma en que el código sea organizado en las carpetas del proyecto sí que puede ser elegido a la hora de desarrollar.</text:p>
      <text:p text:style-name="P7">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7">Esta organización responde a una voluntad de limpieza organizativa pero también buscando el objetivo se mejorar las tareas de compilación e inyección, cuestión que será visto con mayor detenimiento en el apartado dedicado a los gestores de tareas.</text:p>
      <text:p text:style-name="P7"/>
      <text:p text:style-name="P7"/>
      <text:p text:style-name="P8">SASS</text:p>
      <text:p text:style-name="P8"/>
      <text:p text:style-name="P7">Al igual que sucede con javascript, css hoy en día requiere de librerías y frameworks encima del lenguaje para alcanzar cierta potencia. En nuestro caso se apuesta por el uso de SASS como lenguaje de estilo.</text:p>
      <text:p text:style-name="P7">SASS (al igual que su principal rival: LESS) es un metalenguaje compilado, queriendo esto decir que el resultado de la compilación de su código da por resultado código CSS.</text:p>
      <text:p text:style-name="P7">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7">Todo esto se traduce en que los dos principales metalenguajes de CSS (SASS y Less) ofrecen características como la anidación, las variables, herencia, reutilización de código, etc, etc.</text:p>
      <text:p text:style-name="P7">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p text:style-name="P7"/>
      <text:p text:style-name="P7"/>
      <text:p text:style-name="P8">Gestores de tareas y despliegue</text:p>
      <text:p text:style-name="P7"/>
      <text:p text:style-name="P7">En la actualidad, nuestros proyectos web requieren de ciertas herramientas de gestión, control y despliegue adicionales que hasta hace unos pocos años no estaban maduras ni al alcance de cualquier desarrollo.</text:p>
      <text:p text:style-name="P7">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7">En nuestro caso, Grunt es la elección utilizada como gestor de tareas.</text:p>
      <text:p text:style-name="P7"><text:soft-page-break/>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7">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7"/>
      <text:p text:style-name="P7">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7">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7">De igual forma, en nuestro index.html que soporta toda la ingeniería single-page, tiene un número muy reducido de dependencias a incluir, facilitando enormemente las labores de desarrollo y mantenimiento.</text:p>
      <text:p text:style-name="P7"/>
      <text:p text:style-name="P7"/>
      <text:p text:style-name="P8">Gestores de dependencias</text:p>
      <text:p text:style-name="P7"/>
      <text:p text:style-name="P7">En la actualidad la mayoría de disciplinas o entornos poseen un grado de madurez tanto propio como de comunidad que permite que reusables conjuntos de código sean compartidos en forma de librerías o frameworks. </text:p>
      <text:p text:style-name="P7">Si bien cada una de los entornos (web, móvil, servidor) tiene unas necesidades distintas, el principio que sustenta los gestores de dependencias de cada uno tienen bases comunes.</text:p>
      <text:p text:style-name="P7">Dichos gestores de dependencias son herramientas extras que nos permiten acceder a aquellos paquetes (entendido como concepto abstracto de librería, framework o X) e intregrarlos en nuestros sistemas.</text:p>
      <text:p text:style-name="P7">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7">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7">Como excepcionalidad y violando brevemente la estructura de la memoria apuntar que un gestor de dependencias extremadamente famoso y muy utilizado en el desarrollo python es pip que en muchos aspectos recuerda a Bower.</text:p>
      <text:p text:style-name="P7"/>
      <text:p text:style-name="P7"/>
      <text:h text:style-name="P98" text:outline-level="2"/>
      <text:h text:style-name="P108" text:outline-level="2"><text:bookmark-start text:name="__RefHeading___Toc2493_1654089018"/><text:span text:style-name="T20">[V] Análisis de la metodología utilizada</text:span> <text:bookmark-end text:name="__RefHeading___Toc2493_1654089018"/></text:h>
      <text:p text:style-name="P58"/>
      <text:p text:style-name="P60">para resolver el problema.Por orden cronológico. <text:s/>Si el método es conocido se indica la referencia. Si el método es nuevo se explica con detalle.</text:p>
      <text:p text:style-name="P61">Aquí dar cera a lo propuesto en Calidad</text:p>
      <text:h text:style-name="P119" text:outline-level="1"><text:bookmark-start text:name="__RefHeading___Toc1838_1654089018"/>Resultados<text:bookmark-end text:name="__RefHeading___Toc1838_1654089018"/></text:h>
      <text:p text:style-name="P52"/>
      <text:p text:style-name="P54">Introducción</text:p>
      <text:p text:style-name="P54"><text:tab/>Aquí meter como va a analizarse el trabajo obtenido. Visión de vistas para hacer el puente back-front.</text:p>
      <text:p text:style-name="P54"/>
      <text:h text:style-name="P105" text:outline-level="2"/>
      <text:h text:style-name="P113" text:outline-level="2"><text:bookmark-start text:name="__RefHeading___Toc1819_67217534"/>[V] Aspéctos lógicos del proyecto<text:bookmark-end text:name="__RefHeading___Toc1819_67217534"/></text:h>
      <text:h text:style-name="P88" text:outline-level="2"/>
      <text:h text:style-name="Heading_20_3" text:outline-level="3"><text:bookmark-start text:name="__RefHeading___Toc1821_67217534"/><text:span text:style-name="T55">[V] </text:span>Jerarquía de usuarios<text:bookmark-end text:name="__RefHeading___Toc1821_67217534"/></text:h>
      <text:h text:style-name="P88" text:outline-level="2"/>
      <text:h text:style-name="P106" text:outline-level="2"><text:bookmark-start text:name="__RefHeading___Toc4462_1654089018"/><text:span text:style-name="T26">[C] </text:span>API<text:bookmark-end text:name="__RefHeading___Toc4462_1654089018"/></text:h>
      <text:p text:style-name="P57">Puente entre el cliente y el servidor</text:p>
      <text:p text:style-name="P57"/>
      <text:p text:style-name="P15">Login <text:span text:style-name="T27">( /login )</text:span></text:p>
      <text:p text:style-name="P15"/>
      <text:p text:style-name="P16">Es la vista que permite ingresar nuestros credenciales de acceso a la plataforma.</text:p>
      <text:p text:style-name="P16"/>
      <text:p text:style-name="P16"><text:tab/>front-end (loginController.js )</text:p>
      <text:p text:style-name="P16"/>
      <text:p text:style-name="P16">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16">En los casos en que se produce un ingreso de credenciales correcto, se redirige a la página principal de la plataforma (/dashboard).</text:p>
      <text:p text:style-name="P16"/>
      <text:p text:style-name="P16"><text:tab/>API ( <text:s/><text:span text:style-name="T28">[POST] login/</text:span> <text:s/>)</text:p>
      <text:p text:style-name="P16"/>
      <text:p text:style-name="P14">Se envían dentro del form-data los datos de correo y contraseña de usuario.</text:p>
      <text:p text:style-name="P14">De forma adicional a estos datos, se envían ( y <text:s/>posteriormente se comprueban en el servidor) la cookie de sesión (cruasanPlancha).</text:p>
      <text:p text:style-name="P17">El funcionamiento de las cookies de sessión ya ha sido explicado con anterioridad y como excepción (junto al logout) es el único caso en que dicha cookie es manipulada de forma activa por nuestro código.</text:p>
      <text:p text:style-name="P17"/>
      <text:p text:style-name="P17">Si el proceso es correcto, la API devolverá un código 200, en caso contrario un 400 (bad request), siguiéndose así los códigos dispuestos por el estándar para estos casos.</text:p>
      <text:p text:style-name="P17"/>
      <text:p text:style-name="P17"/>
      <text:p text:style-name="P16"><text:tab/>back-end</text:p>
      <text:p text:style-name="P16"/>
      <text:p text:style-name="P17">La llamada login afectará al modelo User en los casos en que se produzca un ingreso de credenciales correcto. Se modificarán los campos de sessionToken y lastTimeActive.</text:p>
      <text:p text:style-name="P17">De forma necesaria, al igual que en todos los casos, el modelo utilizará códigos para devolver mensajes (bien sean de éxito o de error), viéndose en este caso una dependencia sobre los modelos Messages y ErrorMessages.</text:p>
      <text:p text:style-name="P17"/>
      <text:p text:style-name="P17"/>
      <text:p text:style-name="P16"><text:tab/>Tests.</text:p>
      <text:p text:style-name="P18"/>
      <text:p text:style-name="P18">En nuestro servidor, la clase LoginTestCase (con sus 9 métodos) está destinada a testear nuestra llamada login/ y comprobar que en el servidor no existen recovecos que permitan un acceso fraudulento a nuestro sistema.</text:p>
      <text:p text:style-name="P15"/>
      <text:p text:style-name="P15"/>
      <text:p text:style-name="P15"/>
      <text:p text:style-name="P50">SignUp <text:span text:style-name="T29">( signup/ )</text:span></text:p>
      <text:p text:style-name="P19"/>
      <text:p text:style-name="P15"/>
      <text:p text:style-name="P19">Es la vista que nos permitirá registrar a nuevos usuarios en la plataforma. </text:p>
      <text:p text:style-name="P19"/>
      <text:p text:style-name="P19"><text:tab/>front-end (signUpController.js)</text:p>
      <text:p text:style-name="P19"/>
      <text:p text:style-name="P19">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p>
      <text:p text:style-name="P19"/>
      <text:p text:style-name="P19"/>
      <text:p text:style-name="P19"><text:tab/>API ( [POST] signUp/ )</text:p>
      <text:p text:style-name="P19"/>
      <text:p text:style-name="P19">De forma análoga a la llamada de logueo, en nuestra llamada enviamos dentro del form-data los datos de usuario (correo, nombre, contraseña).</text:p>
      <text:p text:style-name="P19"/>
      <text:p text:style-name="P19">Si los datos son correctos y el regristro de ha completado correctamente en el servidor, la llamada devolverá un código 200, en caso contrario, un código 400 con un mensaje informando del problema.</text:p>
      <text:p text:style-name="P20">Siendo una excepción dentro del sistema, esta vista no tiene explícitamente desacoplados los resultados de la llamada API pues en el caso de que el alta sido satisfactorio, la vista cambiará para mostrar un mensaje detallado que informe al usuario de los pasos a seguir. </text:p>
      <text:p text:style-name="P15"/>
      <text:p text:style-name="P19">En este caso, podría haber sido interesante haber introducido un pequeño hack en la respuesta de la API. En lugar de responder con un código 200 se podría haber devuelto un código 301 y en el campo location haber indicado una ruta (por ejemplo, la de confirmación de correo). Sin embargo, como ya se ha comentado anteriormente, con el fin de mantener los sistemas front y back desacoplados entre sí, no se asume la existencia de ningun estado o vista en el front-end y no se opta por dicha opción, aunque hubiese sido interesante de explorar desde el punto de vista técnico.</text:p>
      <text:p text:style-name="P15"/>
      <text:p text:style-name="P15"><text:tab/><text:span text:style-name="T30">back-end</text:span></text:p>
      <text:p text:style-name="P15"/>
      <text:p text:style-name="P20">La llamada signup afectará al modelo User, creando un nuevo objeto (una nueva entrada SQL en la base de datos). </text:p>
      <text:p text:style-name="P20">Igualmente, afectará al módulo email, en tanto que esta llamada necesita enviar un correo de confirmación a la cuenta del usuario.</text:p>
      <text:p text:style-name="P20"/>
      <text:p text:style-name="P15"><text:tab/><text:span text:style-name="T31">Test</text:span></text:p>
      <text:p text:style-name="P21">La clase D_SignUpTestCase es la encargada de comprobar la robusted del módulo creado, verificando que no existen grietas que permitan un registro de usuario fraudulento en nuestro sistema, verificando entre otros, que únicamente pueden realizarse registros a través de cuentas institucionales de la univiersidad deseada.</text:p>
      <text:p text:style-name="P21"/>
      <text:p text:style-name="P21"/>
      <text:p text:style-name="P15"/>
      <text:p text:style-name="P50"><text:s/>ConfirmEmail <text:span text:style-name="T30">( confirmEmail/{token} )</text:span></text:p>
      <text:p text:style-name="P15"/>
      <text:p text:style-name="P20">Es la vista que nos pemite confirmar la cuenta de correo de un usuario y por tanto, dentro de nuestros criterios de seguridad, al usuario registrado.</text:p>
      <text:p text:style-name="P15"/>
      <text:p text:style-name="P15"><text:tab/><text:span text:style-name="T30">front-end ( confirmEmailController.js )</text:span></text:p>
      <text:p text:style-name="P20"/>
      <text:p text:style-name="P20">De forma similar al controlador signUpController.js, nuestra vista únicamente realiza el enlace entre la iteración del usuario con el HTML y la llamada API que confirma correos en el servidor (recoverPassword).</text:p>
      <text:p text:style-name="P22">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 text:style-name="T32">a</text:span>ble.</text:p>
      <text:p text:style-name="P20"/>
      <text:p text:style-name="P20">Es una de la pocas vistas que requiere de una variable para el correcto funcionamiento de la misma. Dicha variable <text:span text:style-name="T33">no </text:span>forma parte de la URL, <text:span text:style-name="T33">si no que se envía dentro de los campos de formulario que proporciona las llamdas de tipo POST.</text:span></text:p>
      <text:p text:style-name="P20"><text:span text:style-name="T33">A</text:span> nivel interno es la cookie de sesión que estaba presente en el equipo del usuario registrado en el momento del alta.</text:p>
      <text:p text:style-name="P20"><text:line-break/></text:p>
      <text:p text:style-name="P20"><text:tab/><text:span text:style-name="T34">API ( [GET] confirmEmail/ )</text:span><text:tab/></text:p>
      <text:p text:style-name="P22"/>
      <text:p text:style-name="P23">Como se comentaba anteriormente, en el front-end se recibe una URL que contiene la clave que permite activar la cuenta del nuevo usuario.<text:line-break/>Sin embargo, cuando se realiza la petición al servidor, dicha clave es enviada a través del form-data de la llamada POST, se hace de este modo para respetar al máximo las convenciones APIs, pues se entiende que en tanto se va a modificar información de la base de datos al realizar esta llamada (si el proceso es correcto), la cabecera utilizada en la llamada HTTP ha de ser POST y no cualquier otro.</text:p>
      <text:p text:style-name="P24"/>
      <text:p text:style-name="P24"/>
      <text:p text:style-name="P22"><text:tab/><text:span text:style-name="T35">back-end</text:span></text:p>
      <text:p text:style-name="P22"><text:line-break/><text:span text:style-name="T35">En el lado de nuestro servidor se verá afectado el modelo User pues el campo booleano que indica si el correo ha sido confirmado pasará (en caso de un proceso correcto) de falso a cierto. (False, True respectivamente).</text:span></text:p>
      <text:p text:style-name="P25">Más allá de estos cambios no existen grandes elementos a destacar del proceso, salvo quizás que a diferencia de muchas otras funciones que tramitan peticiones, las cuales comprueban la validez de las mismas a través de check_signed_in_request, en nuestro caso utilizamos sólo check_request_method, pues no es necesario comprobar si el usuario está logueado, en tanto que es imposible que ello suceda.</text:p>
      <text:p text:style-name="P25"><text:line-break/>Otro detalle importante, no podemos asumir que la cookie de sesión será la misma en el momento del alta y en el momento de confirmación, si dicha suposición fuese cierta esta llamada se haría sin argumentos, pero en tanto que el usuario puede realizar el registro desde un terminal (un ordenador) y posteriormente confirmar desde otro (por ejemplo, su teléfono), no podemos dar por válido la solución sin parámetros.</text:p>
      <text:p text:style-name="P15"/>
      <text:p text:style-name="P15"/>
      <text:p text:style-name="P50"/>
      <text:p text:style-name="P15">RecoverPassword <text:span text:style-name="T32">( recoverPassword/ )</text:span></text:p>
      <text:p text:style-name="P15"/>
      <text:p text:style-name="P26">Es la vista que permite que un usuario establezca una nueva contraseña de acceso en caso de pérdida u olvido de la original.</text:p>
      <text:p text:style-name="P15"/>
      <text:p text:style-name="P15"><text:tab/><text:span text:style-name="T32">front-end ( recoverPassrwordController.js )</text:span></text:p>
      <text:p text:style-name="P15"/>
      <text:p text:style-name="P26">Al igual que se ha visto en los casos de logueo, registro y similares, nuestro controlador únicamente tiene por código el enlace entre el HTML y la llamada API correspondiente.</text:p>
      <text:p text:style-name="P26">En concreto, el controlador recibe un correo que es el enviado en la llamada API y espera una respuesta.</text:p>
      <text:p text:style-name="P26"><text:line-break/>Manteniéndose el patrón de diseño, la comunicación de los resultado de las llamadas de red, está desacoplado y se informa al usuario mediante los ya conocidos snackBars.</text:p>
      <text:p text:style-name="P15"/>
      <text:p text:style-name="P15"><text:tab/><text:span text:style-name="T32">API ( [POST] recoverPassword/ )</text:span></text:p>
      <text:p text:style-name="P15"/>
      <text:p text:style-name="P26">En dicha llamada únicamente es necesario enviar el correo deseado dentro de los campos del form-data.</text:p>
      <text:p text:style-name="P26"/>
      <text:p text:style-name="P26">En caso de que el proceso haya sido satisfactorio en el servidor, se recibe un código 200 y un mensaje informativo. En caso contrario, un códgo 400 y el correspondiente mensaje que explique el motivo del error.</text:p>
      <text:p text:style-name="P26"/>
      <text:p text:style-name="P26"><text:tab/>back-end </text:p>
      <text:p text:style-name="P26"/>
      <text:p text:style-name="P26">De forma similar a lo que ocurre en el caso de la confirmación del correo, en el lado del servidor, esta llamada afecta al modelo User, modificando su contraseña en los casos correctos. <text:s/></text:p>
      <text:p text:style-name="P26">También existe una dependencia con el módulo de correo, pues de igual forma a como sucede en la confirmación de correo, necesitamos enviar un correo al usuario para proveerle una nueva contraseña.</text:p>
      <text:p text:style-name="P26">En este caso, en el servidor se habrá de comprobar que se cumplen una serie de condiciones para poder cambiar la contraseña del usario. Esto significa que hemos de comprobar si el usuario tiene una cuenta activada y confirmada y que efectivamente, no se encuentra baneado dentro del sistema.</text:p>
      <text:p text:style-name="P26">Igualmente, existe una dependencia con los modelos de Message &amp; ErrorMessage para permitir una correcta información de resultado del proceso al usuario.</text:p>
      <text:p text:style-name="P26"/>
      <text:p text:style-name="P15"><text:tab/></text:p>
      <text:p text:style-name="P15"><text:tab/><text:span text:style-name="T36">Tests</text:span></text:p>
      <text:p text:style-name="P15"/>
      <text:p text:style-name="P27">La clase H_RecoverPasswordTestCase comprueba a través de sus 5 métodos definidos que el proceso de recuperación de contraseña es adecuado a los requisitos definidos. Esto significa que únicamente los correos válidos y pertenecientes a usuarios activos en la plataforma pueden soliticitar la ejecución de dicho servicio.</text:p>
      <text:p text:style-name="P15"/>
      <text:p text:style-name="P16"/>
      <text:p text:style-name="P51">Logout <text:span text:style-name="T37">( sin vista propia )</text:span></text:p>
      <text:p text:style-name="P16"/>
      <text:p text:style-name="P28">Este método está carente de vista propia aunque es necesario descubrir la existencia de esta funcionalidad para comprender ciertos aspectos relativos al funcionamiento de las sesiones en nuestro sistema.</text:p>
      <text:p text:style-name="P28"/>
      <text:p text:style-name="P28"><text:tab/>front-end ( directives/navBar.js )</text:p>
      <text:p text:style-name="P28"/>
      <text:p text:style-name="P28">La funcionalidad que permite des-loguearse del sistema y borrar el navegador y el servidor los datos relativos a la sesión de usuario se encuentra ubicada dentro de la directiva del navbar del front-end. Esto sucede porque únicamente desde la barra superior de navegación se accede a esta funcionalidad.</text:p>
      <text:p text:style-name="P28"><text:line-break/>De una forma similar a como sucede con funcionalidades como recuperar la contraseña o similares, nuestro “controlador” funciona a modo de pegamento entre la llamada de la factoría API y el HTML de la directiva que permite acceder al proceso de des-logueo.</text:p>
      <text:p text:style-name="P28"/>
      <text:p text:style-name="P28"><text:tab/>API ( [POST] logout/ )</text:p>
      <text:p text:style-name="P28"/>
      <text:p text:style-name="P28">Esta llamada carece de argumentos dentro del form-data (conjunto de valores que van incluidos en nuestra petición HTTP).</text:p>
      <text:p text:style-name="P28"/>
      <text:p text:style-name="P28">Esto sucede porque el servidor únicamente necesita saber un dato que va implícito en la llamada: el valor de la cookie de sessión que permite al usuario logueado funcionar dentro del sistema.</text:p>
      <text:p text:style-name="P28"/>
      <text:p text:style-name="P28">Si la llamada fue correcta, el servidor responde con un código 200 y en caso contrario con un 400, en ambos casos, sin que se indiquen valores de mensaje en ninguno de los casos.</text:p>
      <text:p text:style-name="P28"/>
      <text:p text:style-name="P28"/>
      <text:p text:style-name="P28"><text:tab/><text:span text:style-name="T38">back-end</text:span></text:p>
      <text:p text:style-name="P28"/>
      <text:p text:style-name="P29">A nivel de servidor el proceso de deslogueo es relativamente sencillo. Si los datos de la petición son correctos (existe una sesión asociada a la petición, etc), la cookie de sesión será suprimida del registro de la BBDD y de las cabeceras de comunicación HTTP de nuestro servidor con el front-end (y viceversa).</text:p>
      <text:p text:style-name="P29">El hecho de eliminar la sesión del registro del servidor se intuye con facilidad, aunque no así el motivo de suprimirlo de las cabeceras HTTP de cara a informar al front-end.<text:line-break/>El motivo de ello es que de esta forma, si en lo sucesivo algun otro usuario desea loguearse en el sistema, recuperar la contraseña o cualquier otra acción, una nueva cookie de sesión será definida y enviada a través de las cabeceras HTTP, reiniciándose por completo el proceso. De cualquier otra forma, el proceso de des-logueado dejaría trazas en los sistemas que en ciertas ocasiones podrían suponer conflictos y comportamientos no deseados.</text:p>
      <text:p text:style-name="P29"/>
      <text:p text:style-name="P29"><text:tab/><text:line-break/><text:tab/><text:span text:style-name="T39">Tests</text:span></text:p>
      <text:p text:style-name="P29"/>
      <text:p text:style-name="P30">En el caso del proceso de deslogueo ( clase test_1_logout_basic) <text:s/>únicamente se comprueba que el proceso es adecuado en su versión mas estándar, debido a las limitaciones y complejidad del sistema para testear escenarios (de integración) más complejos que buscasen casos límites.</text:p>
      <text:p text:style-name="P31"><text:soft-page-break/>Subjects <text:span text:style-name="T40">( subjects/ )</text:span></text:p>
      <text:p text:style-name="P31"/>
      <text:p text:style-name="P32">Es la vista que nos permite navegar a través de los distintos niveles de organización de una universidad hasta llegar a sus asignaturas.</text:p>
      <text:p text:style-name="P32"/>
      <text:p text:style-name="P32"><text:tab/>front-end ( subjectsController.js )</text:p>
      <text:p text:style-name="P15"/>
      <text:p text:style-name="P32">Esta vista se apoya principalmente en la lógica creada en el front-end <text:span text:style-name="T41">partiendo de una única llamada a la API.</text:span></text:p>
      <text:p text:style-name="P33">En concreto, el controlador pide vía subjectsTree una relación anidada de los distintos niveles de la universidad, partiendo de la universidad en el nivel más alto y llegando hasta las asignaturas de cada curso.</text:p>
      <text:p text:style-name="P33">El controlador se encargara de que una vez obtenido correctamente esta información, la navergar entre las opciones, se muestre en la vista las opciones anidadas sucesivas.</text:p>
      <text:p text:style-name="P33"/>
      <text:p text:style-name="P33"><text:tab/>API ( [GET] subjectsTree/ )<text:line-break/></text:p>
      <text:p text:style-name="P33">Como se ha explicado anteriormente, esta llamada devuelve los distintos niveles registrados en el sistema de forma anidada.</text:p>
      <text:p text:style-name="P33">La llamada carece de argumentos de formulario. Si el proceso fue exitoso, devolverá un código 200 junto a la información deseada, en caso contrario, un código 400.</text:p>
      <text:p text:style-name="P33"/>
      <text:p text:style-name="P33"/>
      <text:p text:style-name="P33"/>
      <text:p text:style-name="P33"><text:tab/>back-end </text:p>
      <text:p text:style-name="P33"/>
      <text:p text:style-name="P33">En nuestro sistema, la información de los distintos niveles de educación se almacenan de forma plana y no explícitamente relacional (salvo por el campo parent, que indica el nivel superior).</text:p>
      <text:p text:style-name="P33">Por tanto, la concepción de una relación anidada es una construcción propia que simplifica la forma de relacionar la información entre sí y que intenta acercarse a la organización jerarquizada de una universidad real (en tanto que en el fondo estamos modelando en cierta forma la realidad).</text:p>
      <text:p text:style-name="P33"/>
      <text:p text:style-name="P33">El modelo Level es el que se ve “afectado” por esta llamada, que en realidad al ser de tipo GET no modifica en forma alguna la información ya presente en el sistema.</text:p>
      <text:p text:style-name="P33"/>
      <text:p text:style-name="P33"><text:tab/><text:span text:style-name="T42">Test</text:span></text:p>
      <text:p text:style-name="P33"/>
      <text:p text:style-name="P34">//TODO.</text:p>
      <text:p text:style-name="P50"><text:span text:style-name="T43">Asignatura (</text:span> Subject/{id} <text:span text:style-name="T43">)</text:span></text:p>
      <text:p text:style-name="P15"/>
      <text:p text:style-name="P35">Es la vista concreta de una asignatura, en ella se muestran los ficheros pertenecientes a la misma. </text:p>
      <text:p text:style-name="P35">De forma extendida, se muestran a través de ventanas modales los diálogos que controlan la subida de nuevos ficheros a la plataforma, el visionado y edición de los mismos.</text:p>
      <text:p text:style-name="P35"/>
      <text:p text:style-name="P35"><text:tab/><text:span text:style-name="T44">front-end ( subjectController.js )</text:span></text:p>
      <text:p text:style-name="P35"/>
      <text:p text:style-name="P36">A nivel de código javascript/Angular, el fichero de la vista contiene 3 controladores. El principal de la vista y dos correspondientes a las ventanas modales de visualización/edición y subida de ficheros.</text:p>
      <text:p text:style-name="P36"/>
      <text:p text:style-name="P36">En el controlador principal se ejecutan las funciones de obtención de la información de la asignatura en cuestión (a través de la factoría de asignaturas, subjectsTreeFactory). <text:line-break/>Una vez se tiene la información de la asignatura, a continuación se obtiene mediante llamada a la API el listado de ficheros de la asignatura que estemos visualizando.</text:p>
      <text:p text:style-name="P36"/>
      <text:p text:style-name="P36">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36"/>
      <text:p text:style-name="P36">En el segundo controlador auxiliar (ModalEditFileInfo), tenemos la ventana modal que permite visualizar la información de un fichero que ya está en nuestro sistema, editar su información (si tenemos los permisos adecuados) y acceder al fichero en sí.</text:p>
      <text:p text:style-name="P36">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36"/>
      <text:p text:style-name="P36"/>
      <text:p text:style-name="P36"><text:tab/><text:span text:style-name="T45">API ( [GET] files/subject/{id}, [POST] file/f/, [GET][POST][DELETE] file , [GET] file/f/{id} )</text:span></text:p>
      <text:p text:style-name="P15"><text:line-break/><text:span text:style-name="T45">Veamos cada caso por separado.</text:span></text:p>
      <text:p text:style-name="P36"/>
      <text:p text:style-name="P37">[GET] files/subject/{id}. Obtiene el listado de ficheros pertenecientes a la asignatura indicada en la variable id.</text:p>
      <text:p text:style-name="P37"/>
      <text:p text:style-name="P37">[POST] file/. <text:s/>Es la llamada encargada de enviar nuevos ficheros al servidor. Junto al binario, ha de enviarse en el formulario la información relativa a la asignatura a la que pertenece el fichero, el autor del mismo, el nombre del fichero, la descripción de este y el tipo de fichero que es (apunte, examen, etc).</text:p>
      <text:p text:style-name="P38">Esta llamada es una de las pocas que utiliza una cabecera form-data pura en lugar de la x-www-form-urlencoded utilizada en el resto de casos.</text:p>
      <text:p text:style-name="P38"/>
      <text:p text:style-name="P38"/>
      <text:p text:style-name="P36"><text:span text:style-name="T45">[GET][POST][DELETE] file/{id}. Son el conjunto de llamadas encargadas de gestionar un </text:span><text:soft-page-break/><text:span text:style-name="T45">fichero concreto. Siguiendo las reglas de nomenclatura definidas anteriormente, la cabecera GET devuelve la información del fichero en cuestión, la llamada POST modificará dicha información (si los valores y campos son correctos) y DELETE suprimirá del sistema el fichero en cuestión.</text:span></text:p>
      <text:p text:style-name="P36"/>
      <text:p text:style-name="P37"><text:s/>[GET] file/f/{id}. Es la llamada que devuelve el fichero en sí. La información y el fichero se encuentran en llamadas separadas ante la complejidad que reportaba mantener toda la información junta y la ineficiencia que supone enviar ficheros de tamaño indeterminado junto al resto de información asociada (de poco peso).</text:p>
      <text:p text:style-name="P36"/>
      <text:p text:style-name="P36"><text:tab/><text:span text:style-name="T46">back-end.</text:span></text:p>
      <text:p text:style-name="P36"/>
      <text:p text:style-name="P39">A pesar de elevado número de llamadas API asociadas a esta vista, en nuestro back-end, el número de modelos afectados es relativamente reducido.</text:p>
      <text:p text:style-name="P39"><text:line-break/>El modelo más afectado será File, el cual se encarga de gestionar toda la información relativa a los ficheros, tanto su información como los binarios. Es posteriormente a través del enrutador y los serializadores donde se crea la diferenciación entre el binario y su meta-información.</text:p>
      <text:p text:style-name="P39">Además del modelo File, también existe uso y dependencia del modelo User (para comprobar los niveles de autorización a la hora de realizar ciertas acciones tales como [POST] file/{id}).</text:p>
      <text:p text:style-name="P39"/>
      <text:p text:style-name="P15"/>
      <text:p text:style-name="P15"><text:tab/><text:span text:style-name="T47">Test</text:span></text:p>
      <text:p text:style-name="P15"/>
      <text:p text:style-name="P15">//<text:span text:style-name="T47">TODO.</text:span></text:p>
      <text:p text:style-name="P50">EditSubjects <text:span text:style-name="T48">( editSubjects/ )</text:span></text:p>
      <text:p text:style-name="P15"/>
      <text:p text:style-name="P40">Es la vista que nos permite modificar la relación entre el usuario logueado y las asignaturas que sigue.</text:p>
      <text:p text:style-name="P40"/>
      <text:p text:style-name="P40"/>
      <text:p text:style-name="P40"><text:tab/>front-end ( editSubjectsController.js )</text:p>
      <text:p text:style-name="P40"/>
      <text:p text:style-name="P40">En este controlador realizamos en enlace entre una lista en nuestro HTML y la llamada API que actualiza los valores para el usuario logueado en el sistema.</text:p>
      <text:p text:style-name="P40">En el Html se representa el arbol de jerarquía de la universidad en cuestión, teniendo las asignaturas un checkbox asociado, donde se marca si el usuario está cursando la asignatura en cuestión.</text:p>
      <text:p text:style-name="P40">Posteriormente, en nuestro controlador, procesaremos la lista de asignaturas que tienen su checkbox marcado y enviaremos dicha lista en forma de array dentro del form-data de la llamada [POST] editSubjects/.</text:p>
      <text:p text:style-name="P40"/>
      <text:p text:style-name="P40"><text:tab/></text:p>
      <text:p text:style-name="P41"><text:tab/>API ( [POST] user/subjects/ )</text:p>
      <text:p text:style-name="P15"/>
      <text:p text:style-name="P41">Siguiendo los principios de composición de nuestra API, la llamada que modifica la información de las asignaturas seguidas por un usuario se define como una llamada “compuesta” dentro de las llamadas de usuario. <text:line-break/>Como se explicaba en apartados anteriores, esto no obecede a unos motivos estructurales obligatorios, es decir, de cara a la API no es necesario definir la llamada de forma compuesta/anidada para que funcione el sistema, únicamente se hace por cuestiones conceptuales y de legibilidad.</text:p>
      <text:p text:style-name="P41"><text:line-break/>En el lado técnico, tenemos <text:span text:style-name="T49">que en el form-data de nuestra llamada enviamos en forma de lista las ids de todas las asignatuas a las que el usuario se asocia.</text:span></text:p>
      <text:p text:style-name="P42">Si el proceso fue correcto, se devuelve un código 200 y en caso contrario un 400, enviándose en ambos casos sendos mensajes informativos que habrán de ser manejados en el front-end.</text:p>
      <text:p text:style-name="P42"/>
      <text:p text:style-name="P42"/>
      <text:p text:style-name="P42"><text:tab/>back-end.</text:p>
      <text:p text:style-name="P41"/>
      <text:p text:style-name="P42">En el lado del servidor, la llamada que modifica la lista de asignaturas adscritas afecta únicamente al modelo User.</text:p>
      <text:p text:style-name="P42">A nivel ténico únicamente hay que transforma la lista en formato plano enviada por la API a un array de Python que contenga las ids en formato numérico para así poder crear la relación de usuario-asignaturas dentro del métido update_subjects del modelo User.</text:p>
      <text:p text:style-name="P42"/>
      <text:p text:style-name="P42"/>
      <text:p text:style-name="P42"><text:tab/>Test<text:span text:style-name="T50">s</text:span></text:p>
      <text:p text:style-name="P43"/>
      <text:p text:style-name="P43">En la clase <text:s/>K_editSubjects comprobamos la resistencia del código elaborado a la hora de gestionar casos básicos (respuesta exitosa esperada), así como casos adversos donde no se transmiten ids en absoluto o los ids aportados no corresponden a asignaturas y por tanto no pueden ser registrados en el sistema.</text:p>
      <text:p text:style-name="P15"/>
      <text:p text:style-name="P50">Profile <text:span text:style-name="T51">( profile/ )</text:span></text:p>
      <text:p text:style-name="P15"/>
      <text:p text:style-name="P44">Es la vista que <text:s/>muestra (y edita) la información del usuario logueado en el sistema.</text:p>
      <text:p text:style-name="P44"/>
      <text:p text:style-name="P44"/>
      <text:p text:style-name="P44"><text:tab/>front-end ( profileController.js )</text:p>
      <text:p text:style-name="P15"/>
      <text:p text:style-name="P44">En el controlador tenemos las funciones que realizan el enlace con la API para las llamadas que actualizan la información personal del usuario y su foto de perfil (en una llamada separada).</text:p>
      <text:p text:style-name="P44">Fuera de estas dos responsabilidades, el controlador de esta vista no tiene mayores responsabilidades, existen un par de valores para controlar el modelo de datos y la activación del modo edición.</text:p>
      <text:p text:style-name="P44"/>
      <text:p text:style-name="P44"/>
      <text:p text:style-name="P44"><text:tab/>API ( [GET][POST] user/, [POST] user/profile )</text:p>
      <text:p text:style-name="P44"/>
      <text:p text:style-name="P44">Veamos las llamadas por separado.</text:p>
      <text:p text:style-name="P15"/>
      <text:p text:style-name="P44">[GET][POST] user/. Estas dos llamadas son las que proporcionan la información del usuario y la que permite la modificación de los datos. En el caso de la llamada GET no existen valores o argumentos de llamada, pues como ya se ha explicado anteriormente, la única variable necesaria en este caso se transmite de forma implícita en la llamada a través de la cookie de sessión.</text:p>
      <text:p text:style-name="P44">En el caso POST, se transmiten la totalidad de los campos, independientemente de si han sido modificados o no.</text:p>
      <text:p text:style-name="P44"/>
      <text:p text:style-name="P44">[POST] user/profile. Es una llamada similar a la vista anteriormente en [POST] file/ con una diferencia, no se transmiten valores adicionales en el formulario enviado.</text:p>
      <text:p text:style-name="P44">Al igual que en la otra llamada análoga mencionada, en esta llamada el fichero es enviado al fichero a través de una llamada con un form-data puro.</text:p>
      <text:p text:style-name="P44"/>
      <text:p text:style-name="P44"/>
      <text:p text:style-name="P44"><text:tab/>back-end.</text:p>
      <text:p text:style-name="P44"/>
      <text:p text:style-name="P44"><text:s/>En el lado del servidor encontramos una profunda y esperada dependencia con el modelo User. <text:line-break/><text:span text:style-name="T52">En el lado del manejo de un fichero cuando desea actualizarse la imagen de perfil, el proceso en sí es relativamente sencillo en tanto que Django empaqueta en el objeto request la información que deseamos de una forma sencilla. Es por esto que es sencillo acceder al fichero enviado a través de la API y asignarlo a nuestro usuario.</text:span> </text:p>
      <text:p text:style-name="P44"/>
      <text:p text:style-name="P44"><text:tab/><text:span text:style-name="T53">Test</text:span></text:p>
      <text:p text:style-name="P44"/>
      <text:p text:style-name="P45">En la clase I_userTestCase con sus 13 métodos de prueba encontramos el banco de pruebas que testean la robusted del diseño planteado y la imposibilidad de modificar los datos de usuario de forma equívoca o fraudilenta.</text:p>
      <text:p text:style-name="P50">Notes <text:span text:style-name="T53">( notes/ )</text:span></text:p>
      <text:p text:style-name="P15"/>
      <text:p text:style-name="P45">Es la vista que gestiona de forma general todas las cuestiones relativas a las notas (noticias, eventos) registrados en el sistema.</text:p>
      <text:p text:style-name="P45"/>
      <text:p text:style-name="P45"/>
      <text:p text:style-name="P45"><text:tab/>front-end ( notesController.js )</text:p>
      <text:p text:style-name="P15"/>
      <text:p text:style-name="P46">En este fichero encontramos un controlador principal para la gestión principal de la vista y 3 controladores auxiliares que gestionan los casos de visualización, edición, alta y restricción de nivel.</text:p>
      <text:p text:style-name="P46"><text:line-break/>En el caso del controlador general y al igual que se hace en el resto de vistas del proyecto, creamos el enlace entre la vista y la llamada API correspondiente ( notesByLevelId ).</text:p>
      <text:p text:style-name="P46"/>
      <text:p text:style-name="P46">Luego, entre los controladores auxilares encontramos primeramente el de filtrado por nivel. Este controlador posee una ventana modal que muestra el nido de niveles de la universidad en cuestión y nos permite elegir un nivel a partir de el cual mostrar las noticias asociadas. </text:p>
      <text:p text:style-name="P46"><text:line-break/>Posteriormente, encontramos otros dos controladores relacionados directamente con el concepto noticia como tal. <text:line-break/>El primero de ellos sería el controlador que gestiona la creación de noticias, realizando la labor de enlace con la llamada API debida ( [POST] note/ ).</text:p>
      <text:p text:style-name="P46">En segundo lugar tendríamos el controlador que gestiona la visualización de una nota/noticia así como su edición.</text:p>
      <text:p text:style-name="P46">En el momento actual no es necesario recurrir a la llamda específica [GET] note/{id} <text:s/>para obtener toda la información de la misma, pues esta ya viene dada por la llamada [GET] note/level/{id}.</text:p>
      <text:p text:style-name="P46">Sin embargo, si que realiza uso de la llamada [POST] note/{id} en tanto que cuando en la vista se activa el modo edición y si se disponen de los permisos adecuados, el usuario logueado en el sistema podrá modificar los datos relativos a la nota seleccionada.</text:p>
      <text:p text:style-name="P46"/>
      <text:p text:style-name="P46"><text:tab/>API ( [GET] note/level/{id}, [POST] note/, [POST][DELETE] note/{id} <text:s/>)</text:p>
      <text:p text:style-name="P46"/>
      <text:p text:style-name="P46">Veamos las llamadas por partes.</text:p>
      <text:p text:style-name="P46"/>
      <text:p text:style-name="P46">[GET] note/level/{id}. <text:span text:style-name="T54">De forma análoga a otras llamadas de similar sintaxis, carece de mayores argumentos de llamada y retornará un código 200 con las notas del nivel deseado si la llamada fue correcta o un 400 y un mensaje de error si la llamada no era adecuada.</text:span></text:p>
      <text:p text:style-name="P46"/>
      <text:p text:style-name="P46"/>
      <text:p text:style-name="P46">[POST] note/. <text:span text:style-name="T54">Es la llamada que permite dar de alta en el servidor nuevas noticias. De forma similar a la llamada </text:span>[POST] note/<text:span text:style-name="T54">{ịd} y como ocurría con el caso de la modificación de datos de usuario, se envian todos los campos pertenecientes a la nota, hayan sido estos modificados o no.</text:span></text:p>
      <text:p text:style-name="P46"/>
      <text:p text:style-name="P46">[POST][DELETE] note/{id}. <text:span text:style-name="T54">La primera cabecera envía los datos de la nota al servidor, hayan cambiado estos o no y el servidor se encarga de reflejar los datos actualizados en el sistema si la llamada es realizada correctamente. En el caso de la cabecera DELETE, de forma similar a como sucede en el caso GET (no recogido en esta sección) no se requieren de argumentos de petición adicionales pues por ejemplo, un dato que proporciona el nivel </text:span><text:soft-page-break/><text:span text:style-name="T54">de autorización para realizar la petición es enviado de forma implícita con la llamada HTTP. Nos referimos, al igual que en ocasiones anteriores, a la cookie de sesión.</text:span></text:p>
      <text:p text:style-name="P46"/>
      <text:p text:style-name="P46"/>
      <text:p text:style-name="P47"><text:tab/>back-end</text:p>
      <text:p text:style-name="P47"/>
      <text:p text:style-name="P48">A pesar de las múltiples llamadas analizadas en el apartado anterior, el rango de afección de las mismas al sistema es limitado. De forma similar a como ocurre en el caso de los ficheros, existe una fuerte dependencia con el modelo Note y una relación de uso y acceso más debil con otros modelos como Messages, ErrorMessages, User (para comprobar permisos de acceso), etc.</text:p>
      <text:p text:style-name="P48"/>
      <text:p text:style-name="P47"/>
      <text:p text:style-name="P47"><text:tab/>Test</text:p>
      <text:p text:style-name="P47"/>
      <text:p text:style-name="P47">En la clase J_noteTestCase y sus 18 métodos de test de integración comprobamos la robusted del módulo de gestión de noticias de la universidad y de como no existen fallas de seguridad o acceso a los datos que puedan derivar en comportamientos erráticos del sistema.</text:p>
      <text:p text:style-name="P50">Calendar</text:p>
      <text:p text:style-name="P49">// TODO:</text:p>
      <text:h text:style-name="P79" text:outline-level="2"/>
      <text:h text:style-name="P111" text:outline-level="2"><text:bookmark-start text:name="__RefHeading___Toc4452_1654089018"/><text:span text:style-name="T25">[C] </text:span>Lado servidor<text:bookmark-end text:name="__RefHeading___Toc4452_1654089018"/></text:h>
      <text:p text:style-name="P12">En el presente proyecto existen una serie de funcionalidades principales que pueden ser fácilmente identificadas como las distintas vistas del proyecto web.</text:p>
      <text:p text:style-name="P76">Sin embargo, de forma transversal a dichas vistas y/o funcionalidades principales, encontramos una serie de módulos que bien por interés técnico o por cuestiones de arquitectura, es necesario detallar de forma separada.</text:p>
      <text:p text:style-name="P76"/>
      <text:h text:style-name="P92" text:outline-level="3"><text:bookmark-start text:name="__RefHeading___Toc4464_1654089018"/><text:span text:style-name="T6">[</text:span><text:span text:style-name="T7">C</text:span><text:span text:style-name="T6">] </text:span><text:span text:style-name="T7">Módulos </text:span><text:bookmark-end text:name="__RefHeading___Toc4464_1654089018"/></text:h>
      <text:p text:style-name="P84"/>
      <text:p text:style-name="P14">Cookies</text:p>
      <text:p text:style-name="P14"/>
      <text:p text:style-name="P14">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14"/>
      <text:p text:style-name="P14">El funcionamiento de las cookies de sessión como medio de autenticación es proporcionado por Django aunque en este caso, para obtener una mayor flexibilidad en el manejo de las sesiones, se ha optado por una implementación propia.</text:p>
      <text:p text:style-name="P14"><text:line-break/>El funcionamiento es muy sencillo. Antes de que el usuario se loguee en el sistema, nuestra cookie se establece en el navegador y en el momento del logueo es enviada al servidor junto a los credenciales de acceso.</text:p>
      <text:p text:style-name="P14">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13"/>
      <text:p text:style-name="P13">&lt;br&gt;</text:p>
      <text:p text:style-name="P13">**Email**.</text:p>
      <text:p text:style-name="P13"><text:s/></text:p>
      <text:p text:style-name="P13">Algunas de las funcionalidades principales anteriormente mencionadas, tales como el registro o la recuperación de contraseñas requieren del uso de comunicación mediante correo.</text:p>
      <text:p text:style-name="P13">Para llevar a cabo dichas comunicaciones es necesario hacer uso de una librería de python capaz de realizar envíos de correos electrónicos.</text:p>
      <text:p text:style-name="P13"/>
      <text:p text:style-name="P13">&lt;br&gt;</text:p>
      <text:p text:style-name="P13">**Serializadores/Deserializar.**</text:p>
      <text:p text:style-name="P13"/>
      <text:p text:style-name="P13">Como ya se ha explicado en el apartado dedicado a la pila tecnológica, en nuestro <text:soft-page-break/>proyecto, como parte de una serie de componentes que se encargan de proveer un camino entre los datos SQL de nuestra base de datos y las cadenas de texto JSON emitidas por la API, existe un módulo de vital importancia conocida como (des)serizalizadores.</text:p>
      <text:p text:style-name="P13">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13"/>
      <text:p text:style-name="P13">En términos más concretos, este módulo tiene la capacidad de generar un diccionario (pares de clave-valor) a partir de un objeto (incluso compuesto) de tipo Model. </text:p>
      <text:p text:style-name="P13">Incluso, sin mayores problemas, puede realizarse el paso inverso.</text:p>
      <text:p text:style-name="P13"/>
      <text:p text:style-name="P13">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13">Aún más en detalle. En nuestro caso, por cuestiones de seguridad es necesario restringir según casos el acceso a la edición de algunos campos.</text:p>
      <text:p text:style-name="P13">Es por ello que se opta por imitar el estilo del framework DjangoRest, pero implementando unas serie de funcionaliades propias. </text:p>
      <text:p text:style-name="P13">De esta forma, podemos elegir rápidamente qué campos pueden ser editados o qué campos pueden considerarse opcionales (evitando bajar las últimas capas para descubrir el error y así lanzar mensajes de error personalizado).</text:p>
      <text:p text:style-name="P13">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13"/>
      <text:p text:style-name="P13"/>
      <text:p text:style-name="P13">&lt;br&gt;</text:p>
      <text:p text:style-name="P13">**Modelos.**</text:p>
      <text:p text:style-name="P13">Como se apuntó brevemente en el apartado dedicado al stack tecnológico, buena parte del manejo de datos en nuestro proyecto recae en la librería models.Model proporcionada por Django. models como referencia al paquete y Model como referencia de la clase.</text:p>
      <text:p text:style-name="P13">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13">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13"/>
      <text:p text:style-name="P13">&lt;br&gt;</text:p>
      <text:p text:style-name="P13">**Messages &amp; ErrorMessages. **</text:p>
      <text:p text:style-name="P13"/>
      <text:p text:style-name="P13">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text:soft-page-break/>que la información se encuentra desacoplada y distribuida entre los dos extremos del sistema, su mantenimiento y actualización puede resultar tedioso sino caótico.</text:p>
      <text:p text:style-name="P13"/>
      <text:p text:style-name="P13">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13"/>
      <text:p text:style-name="P13">==PUENTE==</text:p>
      <text:p text:style-name="P13">*API (entendido como el puente entre el back-end y el front-end).*</text:p>
      <text:p text:style-name="P13">Para la construcción de esta API se ha utilizado como referencia princial (con ciertas excepciones) una guía escrita por un antiguo alumnos de la escuela: Anthanh Pham.</text:p>
      <text:p text:style-name="P13">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13"/>
      <text:p text:style-name="P13">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13">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13"/>
      <text:p text:style-name="P13">Como se ha incidido en varias ocasiones en el tema de la legilibidad de la API, observemos un pequeño ejemplo.</text:p>
      <text:p text:style-name="P13">En el caso de las llamadas de noticias (note/), tenemos los siguientes casos:</text:p>
      <text:p text:style-name="P13">[POST] note/. Dar de alta una nueva nota. </text:p>
      <text:p text:style-name="P13">[GET]|[POST]|[DELETE] note/{id}. Obtiene, modifica o elimina una nota en función de su identificación única.</text:p>
      <text:p text:style-name="P13">[GET] note/level/{id}. Obtiene las notas de un nivel concreto (carrera, curso, asignatura).</text:p>
      <text:p text:style-name="P13"/>
      <text:p text:style-name="P13">Con estas 5 llamadas se gestionan la totalidad de los aspectos relacionados con las noticias de nuestro sistema. Las llamadas son sencillas de comprender y con una extensión adecuada. </text:p>
      <text:p text:style-name="P13">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13"/>
      <text:p text:style-name="P13">Otro elemento que se ha intentado respetar aunque apenas si tiene peso en el proyecto: la composición. En el caso de que por ejemplo de la foto de perfil de nuestros usuarios <text:soft-page-break/>tiene una llamada separada del [POST] user/, esta es, [POST] user/profile. Este sería un caso típico de composición/anidación de llamadas que en el capítulo correspondiente será analizado en detalle.</text:p>
      <text:p text:style-name="P13"/>
      <text:p text:style-name="P78">En cualquier caso, en las secciones posteriores (vistas) se tratarán a fondo cada una de estas llamadas, aunque es necesario explicar que la guía de estilo seguida en la cuasitotalidad de los casos es la explicada anteriormente.</text:p>
      <text:p text:style-name="P84"/>
      <text:h text:style-name="P93" text:outline-level="3"><text:bookmark-start text:name="__RefHeading___Toc4466_1654089018"/><text:span text:style-name="T6">[V] </text:span><text:span text:style-name="T4">Pruebas</text:span><text:bookmark-end text:name="__RefHeading___Toc4466_1654089018"/></text:h>
      <text:p text:style-name="P85"/>
      <text:h text:style-name="P100" text:outline-level="2"/>
      <text:h text:style-name="P111" text:outline-level="2"><text:bookmark-start text:name="__RefHeading___Toc4454_1654089018"/><text:span text:style-name="T25">[C] </text:span>Lado cliente <text:bookmark-end text:name="__RefHeading___Toc4454_1654089018"/></text:h>
      <text:p text:style-name="P77">En el apartado front-end de nuestro proyecto encontramos una serie de módulos, que apoyándose módulos pre-existentes en los frameworks utilizados, son dotados de ciertas funcionalidades específicas.</text:p>
      <text:h text:style-name="P93" text:outline-level="3"><text:bookmark-start text:name="__RefHeading___Toc4468_1654089018"/><text:span text:style-name="T6">[</text:span><text:span text:style-name="T7">C</text:span><text:span text:style-name="T6">] </text:span><text:span text:style-name="T7">Módulos</text:span><text:span text:style-name="T5"> </text:span><text:bookmark-end text:name="__RefHeading___Toc4468_1654089018"/></text:h>
      <text:p text:style-name="P86"/>
      <text:p text:style-name="P13">**App**</text:p>
      <text:p text:style-name="P13">Es el modulo principal del proyecto en su apartado front-end.</text:p>
      <text:p text:style-name="P13">Este modulo sirve de punto de entrada principal al resto de módulos, así como realiza las tareas de gestión de la enrutación.</text:p>
      <text:p text:style-name="P13">Es decir, en angular en la mayoría de casos, se define un módulo principal de tipo genérico en torno al cual se organizan el resto de módulos de propósito específico.</text:p>
      <text:p text:style-name="P13">Este módulo genérico indica las dependencias/librerías globales de las cuales tendrá capacidad de uso el resto de módulos. </text:p>
      <text:p text:style-name="P13"/>
      <text:p text:style-name="P13">De igual forma, tal y como se mencionaba anteriormente, es en este módulo de propósito general donde se realizan las tareas de enrutamiento y control de rutas de la webapp.</text:p>
      <text:p text:style-name="P13">Es decir, de acuerdo a las capacidades ofertadas por el framework, las rutas introducidas en nuestro navegador web pueden ser condicionadas a la redirección a una u otras vistas o el envío a una página general de eror.</text:p>
      <text:p text:style-name="P13"/>
      <text:p text:style-name="P13">&lt;br&gt;</text:p>
      <text:p text:style-name="P13">**API**</text:p>
      <text:p text:style-name="P13">Para ofrecer el paquete de llamadas API que permiten la comunicación con el servidor tenemos el módulo API. Dicho módulo es una implementación de una factoría angular.</text:p>
      <text:p text:style-name="P13">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13">Nuestra factoría API simplemente sirve de enlace entre el puente API real y nuestro front.</text:p>
      <text:p text:style-name="P13">Es por tanto que no es en este punto donde decidimos la arquitectura de la misma, ni los métodos expuestos, simplemente seguimos e implementamos lo que la API como tal expone declara públicamente que ofrece.</text:p>
      <text:p text:style-name="P13"/>
      <text:p text:style-name="P13"/>
      <text:p text:style-name="P13">&lt;br&gt;</text:p>
      <text:p text:style-name="P13">**User**</text:p>
      <text:p text:style-name="P13">De igual forma que sucede con el módulo API, el caso del módulo User es una implementación de la inferfaz factoría que provee Angular.</text:p>
      <text:p text:style-name="P13">En este caso se trata más del modelo de datos del usuario logueado que de las funciones que expone.</text:p>
      <text:p text:style-name="P13">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13">Lo interesante y potente de esta factoría es el hecho de que al ser un Singleton, los datos <text:soft-page-break/>del usuario se encuentran permanentemente actualizados de forma y manera que se garantiza la integridad de los datos a lo largo del front-end.</text:p>
      <text:p text:style-name="P13"/>
      <text:p text:style-name="P13">&lt;br&gt;</text:p>
      <text:p text:style-name="P13">**Snacks**</text:p>
      <text:p text:style-name="P13">Al igual que en el apartado del servidor los mensajes cobraban una especial antención, de forma equivalente y paralela, los mensajes de sistema cobran importancia en el cliente web.</text:p>
      <text:p text:style-name="P13"/>
      <text:p text:style-name="P13">En términos concretos se ha optado por el uso de una librería que imprime snacks en pantalla, el cual ha sido modificado para que mediante el uso de códigos de color, se indique la severidad del mensaje.</text:p>
      <text:p text:style-name="P13">Hay que explicar que los snacks son un concepto moldeado por Google con el motivo del lanzamiento de su lenguaje visual bautizado como Google Material.</text:p>
      <text:p text:style-name="P13"/>
      <text:p text:style-name="P13">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13"/>
      <text:p text:style-name="P13">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13"/>
      <text:p text:style-name="P13">&lt;br&gt;</text:p>
      <text:p text:style-name="P13">**NavBar**</text:p>
      <text:p text:style-name="P13"/>
      <text:p text:style-name="P13">En el presente proyecto encontramos que en el apartado front-end algunas vistas poseen una barra de navegación y otras no. En general puede dividirse que aquellas que pertenecen al ámbito de las vistas post-loguin poseen un navbar y el resto no.</text:p>
      <text:p text:style-name="P13">Es por ello que es necesario que exista un módulo específico para la gestión de dicha barra de navegación.</text:p>
      <text:p text:style-name="P13"/>
      <text:p text:style-name="P13">Como es de suponer por lo exlicado anteriormente, el tipo de módulo de Angular elegido para desarrollar esta parte del proyecto es una directiva.</text:p>
      <text:p text:style-name="P13"/>
      <text:p text:style-name="P13">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13"/>
      <text:p text:style-name="P13">Hay que destacar que el controlador de nuestra directiva será mínimo y solo provee una serie de funcionalidades mínimas de navegación, siendo una forma de uso de los controladores aún más minimalista que en el resto de vistas&amp;controladores.</text:p>
      <text:p text:style-name="P13"/>
      <text:p text:style-name="P13"/>
      <text:p text:style-name="P13">**Sidebar**</text:p>
      <text:p text:style-name="P13">Al igual que sucede con el NavBar, en nuestro front-end nos encontramos con que en la mayoría de casos (aunque no en todos ellos), es necesario disponer de un fragmento de código HTML con un comportamiento asociado. En este caso particular tratamos el <text:soft-page-break/>concepto de sidebar y como en esta integramos información de acceso rápido para simplificar la navegación a lo largo de la web.</text:p>
      <text:p text:style-name="P13">Igual que ocurría con el Navbar, habrá ocasiones en que sea necesario disponer de una barra lateral y otras veces no, por lo que se opta por utilizar una directiva para la implementación. </text:p>
      <text:p text:style-name="P13">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13"/>
      <text:p text:style-name="P13"/>
      <text:p text:style-name="P13"/>
      <text:p text:style-name="P13">**Upload**</text:p>
      <text:p text:style-name="P13">https://github.com/danialfarid/ng-file-upload</text:p>
      <text:p text:style-name="P13">$upload es una directiva desarrollada por @danialfarid que controla todo el proceso de envío de ficheros desde el navegador hasta el servidor.</text:p>
      <text:p text:style-name="P13">Esta librería es muy importante este proyecto pues hace sencillo el proceso de subida de ficheros al servidor, permitiendo que sea sencillo compartir y colaborar en los contenidos.</text:p>
      <text:p text:style-name="P13">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13">Es decir, no es necesario que la directiva $upload maneje la petición POST que envía el fichero (y el formulario asociado) al servidor, nuestra factoría API ya se encarga de ello sin problemas.</text:p>
      <text:p text:style-name="P13">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13">Son la suma de esta serie de circunstancias lo que invita a utilizar la librería únicamente en el estado inicial de captura de fichero por D&amp;D, pero quedando el resto del procedimiento bajo implementación propia.</text:p>
      <text:p text:style-name="P13"/>
      <text:p text:style-name="P13">**Loading bar**</text:p>
      <text:p text:style-name="P13">https://github.com/chieffancypants/angular-loading-bar</text:p>
      <text:p text:style-name="P13">Esta librería nos permitirá mostrar progresos de carga en nuestro navegador.</text:p>
      <text:p text:style-name="P13">En un esfuerzo por mantener desacoplados los conceptos visuales de alerta e información de los elementos que los originan (como se vio anteriomente en el apartado de las snacks, si un formulario falla, no es el formulario quien muestra el mensaje de error, sino nuestras snacks), esta librería supone una continuación de dicha política.</text:p>
      <text:p text:style-name="P13">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13">Como se comentaba anteriormente, el que la librería sea autónoma permite mantener desacoplados los conceptos visuales de los elementos precursores, simplificándose la <text:soft-page-break/>interfaz, los casos de uso y mejorando notablemente la experiencia de usuario.</text:p>
      <text:p text:style-name="P13"/>
      <text:p text:style-name="P13">**Bootstrap**</text:p>
      <text:p text:style-name="P13">https://angular-ui.github.io/bootstrap/</text:p>
      <text:p text:style-name="P13">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13">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13">Como se explicaba anteriormente, bootstrap en su apartado más visual proporciona una serie de reglas y clases css muy sencillas pero que permiten construir vistas que se adaptan a las circunstancias de renderizado (adpatative o responsive).</text:p>
      <text:p text:style-name="P13"/>
      <text:p text:style-name="P13"/>
      <text:h text:style-name="P94" text:outline-level="3"><text:bookmark-start text:name="__RefHeading___Toc4470_1654089018"/><text:span text:style-name="T6">[V] </text:span><text:span text:style-name="T4">Pruebas (ausencia de ellas)</text:span><text:bookmark-end text:name="__RefHeading___Toc4470_1654089018"/></text:h>
      <text:h text:style-name="P95" text:outline-level="2"/>
      <text:h text:style-name="P119" text:outline-level="1"><text:bookmark-start text:name="__RefHeading___Toc2499_1654089018"/>Discusión de los resultados<text:bookmark-end text:name="__RefHeading___Toc2499_1654089018"/></text:h>
      <text:p text:style-name="P52"/>
      <text:h text:style-name="P95" text:outline-level="2"><text:bookmark-start text:name="__RefHeading___Toc2501_1654089018"/><text:span text:style-name="T8">[V] </text:span>Interpretación y justificación de los resultados obtenidos.<text:bookmark-end text:name="__RefHeading___Toc2501_1654089018"/></text:h>
      <text:h text:style-name="P101" text:outline-level="2"><text:bookmark-start text:name="__RefHeading___Toc2503_1654089018"/><text:span text:style-name="T8">[V] </text:span>Indicación de hasta qué punto se ha resuelto el problema original con cierto tipo de métodos.<text:bookmark-end text:name="__RefHeading___Toc2503_1654089018"/></text:h>
      <text:h text:style-name="P101" text:outline-level="2"><text:bookmark-start text:name="__RefHeading___Toc2505_1654089018"/><text:span text:style-name="T8">[V] </text:span>Indicación de los métodos que no han sido efectivos a la hora de resolver el problema. <text:bookmark-end text:name="__RefHeading___Toc2505_1654089018"/></text:h>
      <text:h text:style-name="P101" text:outline-level="2"><text:bookmark-start text:name="__RefHeading___Toc2507_1654089018"/><text:span text:style-name="T8">[V] </text:span>Indicación de si los resultados están de acuerdo/desacuerdo con lo publicado anteriormente.<text:bookmark-end text:name="__RefHeading___Toc2507_1654089018"/></text:h>
      <text:h text:style-name="P119" text:outline-level="1"><text:bookmark-start text:name="__RefHeading___Toc2509_1654089018"/>Conclusiones<text:bookmark-end text:name="__RefHeading___Toc2509_1654089018"/></text:h>
      <text:p text:style-name="P87"/>
      <text:h text:style-name="P102" text:outline-level="2"><text:bookmark-start text:name="__RefHeading___Toc2511_1654089018"/><text:span text:style-name="T8">[V] </text:span>Resumen general de las conclusiones que se han obtenido del trabajo realizado, justificándolas.<text:bookmark-end text:name="__RefHeading___Toc2511_1654089018"/></text:h>
      <text:h text:style-name="P102" text:outline-level="2"><text:bookmark-start text:name="__RefHeading___Toc2513_1654089018"/><text:span text:style-name="T8">[V] </text:span>Implicaciones futuras de los resultados obtenidos. Trabajos futuros.<text:bookmark-end text:name="__RefHeading___Toc2513_1654089018"/></text:h>
      <text:h text:style-name="P117" text:outline-level="1"><text:bookmark-start text:name="__RefHeading___Toc2515_1654089018"/>Bibliografía<text:bookmark-end text:name="__RefHeading___Toc2515_165408901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4-19T14:45:16.190698323</dc:date>
    <dc:creator>victor perez</dc:creator>
    <meta:editing-duration>PT1H26M15S</meta:editing-duration>
    <meta:editing-cycles>26</meta:editing-cycles>
    <meta:generator>LibreOffice/4.4.6.3$Linux_X86_64 LibreOffice_project/40m0$Build-3</meta:generator>
    <meta:document-statistic meta:table-count="0" meta:image-count="0" meta:object-count="0" meta:page-count="43" meta:paragraph-count="445" meta:word-count="11525" meta:character-count="71685" meta:non-whitespace-character-count="60485"/>
  </office:meta>
</office:document-meta>
</file>